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13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Buses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Bus_N</text:p>
          </table:table-cell>
          <table:table-cell office:value-type="string" table:style-name="ce1">
            <text:p>Bus_Type</text:p>
          </table:table-cell>
          <table:table-cell office:value-type="string" table:style-name="ce1">
            <text:p>Area</text:p>
          </table:table-cell>
          <table:table-cell office:value-type="string" table:style-name="ce1">
            <text:p>V_Nom (kV)</text:p>
          </table:table-cell>
          <table:table-cell office:value-type="string" table:style-name="ce1">
            <text:p>V_max (pu)</text:p>
          </table:table-cell>
          <table:table-cell office:value-type="string" table:style-name="ce1">
            <text:p>V_min (pu)</text:p>
          </table:table-cell>
          <table:table-cell office:value-type="string" table:style-name="ce1">
            <text:p>V_init_re (pu)</text:p>
          </table:table-cell>
          <table:table-cell office:value-type="string" table:style-name="ce1">
            <text:p>V_init_im (pu)</text:p>
          </table:table-cell>
          <table:table-cell table:number-columns-repeated="16376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275" table:style-name="ce1">
            <text:p>275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275" table:style-name="ce1">
            <text:p>275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32" table:style-name="ce1">
            <text:p>132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275" table:style-name="ce1">
            <text:p>275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number-rows-repeated="1048545" table:style-name="ro1">
          <table:table-cell table:number-columns-repeated="16384"/>
        </table:table-row>
      </table:table>
      <table:table table:name="Lines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From</text:p>
          </table:table-cell>
          <table:table-cell office:value-type="string" table:style-name="ce1">
            <text:p>To</text:p>
          </table:table-cell>
          <table:table-cell office:value-type="string" table:style-name="ce1">
            <text:p>g (pu)</text:p>
          </table:table-cell>
          <table:table-cell office:value-type="string" table:style-name="ce1">
            <text:p>b (pu)</text:p>
          </table:table-cell>
          <table:table-cell office:value-type="string" table:style-name="ce1">
            <text:p>g_sh (pu)</text:p>
          </table:table-cell>
          <table:table-cell office:value-type="string" table:style-name="ce1">
            <text:p>b_sh (pu)</text:p>
          </table:table-cell>
          <table:table-cell office:value-type="string" table:style-name="ce1">
            <text:p>RATE_A</text:p>
          </table:table-cell>
          <table:table-cell office:value-type="string" table:style-name="ce1">
            <text:p>br_status</text:p>
          </table:table-cell>
          <table:table-cell table:number-columns-repeated="16376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.228700532031191" table:style-name="ce1">
            <text:p>22.22870053</text:p>
          </table:table-cell>
          <table:table-cell office:value-type="float" office:value="-36.440492675460966" table:style-name="ce1">
            <text:p>-36.44049268</text:p>
          </table:table-cell>
          <table:table-cell office:value-type="float" office:value="0" table:style-name="ce1">
            <text:p>0</text:p>
          </table:table-cell>
          <table:table-cell office:value-type="float" office:value="0.17119999999999999" table:style-name="ce1">
            <text:p>0.1712</text:p>
          </table:table-cell>
          <table:table-cell office:value-type="float" office:value="5.25" table:style-name="ce1">
            <text:p>5.25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.228700532031191" table:style-name="ce1">
            <text:p>22.22870053</text:p>
          </table:table-cell>
          <table:table-cell office:value-type="float" office:value="-36.440492675460966" table:style-name="ce1">
            <text:p>-36.44049268</text:p>
          </table:table-cell>
          <table:table-cell office:value-type="float" office:value="0" table:style-name="ce1">
            <text:p>0</text:p>
          </table:table-cell>
          <table:table-cell office:value-type="float" office:value="0.56879999999999997" table:style-name="ce1">
            <text:p>0.5688</text:p>
          </table:table-cell>
          <table:table-cell office:value-type="float" office:value="5.25" table:style-name="ce1">
            <text:p>5.25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number-rows-repeated="2" table:style-name="ro1"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0.31043505255221965" table:style-name="ce1">
            <text:p>0.310435053</text:p>
          </table:table-cell>
          <table:table-cell office:value-type="float" office:value="-6.6521796975475631" table:style-name="ce1">
            <text:p>-6.652179698</text:p>
          </table:table-cell>
          <table:table-cell office:value-type="float" office:value="0" table:style-name="ce1">
            <text:p>0</text:p>
          </table:table-cell>
          <table:table-cell office:value-type="float" office:value="0.104" table:style-name="ce1">
            <text:p>0.104</text:p>
          </table:table-cell>
          <table:table-cell office:value-type="float" office:value="1.32" table:style-name="ce1">
            <text:p>1.3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9.4670971040149959E-2" table:style-name="ce1">
            <text:p>0.094670971</text:p>
          </table:table-cell>
          <table:table-cell office:value-type="float" office:value="-15.384032794024368" table:style-name="ce1">
            <text:p>-15.38403279</text:p>
          </table:table-cell>
          <table:table-cell office:value-type="float" office:value="0" table:style-name="ce1">
            <text:p>0</text:p>
          </table:table-cell>
          <table:table-cell office:value-type="float" office:value="0.89080000000000004" table:style-name="ce1">
            <text:p>0.8908</text:p>
          </table:table-cell>
          <table:table-cell office:value-type="float" office:value="7.6" table:style-name="ce1">
            <text:p>7.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9.4670971040149959E-2" table:style-name="ce1">
            <text:p>0.094670971</text:p>
          </table:table-cell>
          <table:table-cell office:value-type="float" office:value="-15.384032794024368" table:style-name="ce1">
            <text:p>-15.38403279</text:p>
          </table:table-cell>
          <table:table-cell office:value-type="float" office:value="0" table:style-name="ce1">
            <text:p>0</text:p>
          </table:table-cell>
          <table:table-cell office:value-type="float" office:value="1.109" table:style-name="ce1">
            <text:p>1.109</text:p>
          </table:table-cell>
          <table:table-cell office:value-type="float" office:value="7.6" table:style-name="ce1">
            <text:p>7.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2.4496410333716483" table:style-name="ce1">
            <text:p>2.449641033</text:p>
          </table:table-cell>
          <table:table-cell office:value-type="float" office:value="-43.339802898113774" table:style-name="ce1">
            <text:p>-43.3398029</text:p>
          </table:table-cell>
          <table:table-cell office:value-type="float" office:value="0" table:style-name="ce1">
            <text:p>0</text:p>
          </table:table-cell>
          <table:table-cell office:value-type="float" office:value="0.29920000000000002" table:style-name="ce1">
            <text:p>0.2992</text:p>
          </table:table-cell>
          <table:table-cell office:value-type="float" office:value="15" table:style-name="ce1">
            <text:p>15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2.4496410333716483" table:style-name="ce1">
            <text:p>2.449641033</text:p>
          </table:table-cell>
          <table:table-cell office:value-type="float" office:value="-43.339802898113774" table:style-name="ce1">
            <text:p>-43.3398029</text:p>
          </table:table-cell>
          <table:table-cell office:value-type="float" office:value="0" table:style-name="ce1">
            <text:p>0</text:p>
          </table:table-cell>
          <table:table-cell office:value-type="float" office:value="0.35160000000000002" table:style-name="ce1">
            <text:p>0.3516</text:p>
          </table:table-cell>
          <table:table-cell office:value-type="float" office:value="11.2" table:style-name="ce1">
            <text:p>11.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number-rows-repeated="2" table:style-name="ro1"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1.7331022530329288" table:style-name="ce1">
            <text:p>1.733102253</text:p>
          </table:table-cell>
          <table:table-cell office:value-type="float" office:value="-41.594454072790292" table:style-name="ce1">
            <text:p>-41.59445407</text:p>
          </table:table-cell>
          <table:table-cell office:value-type="float" office:value="0" table:style-name="ce1">
            <text:p>0</text:p>
          </table:table-cell>
          <table:table-cell office:value-type="float" office:value="0.25" table:style-name="ce1">
            <text:p>0.25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7" table:style-name="ce1">
            <text:p>7</text:p>
          </table:table-cell>
          <table:table-cell office:value-type="float" office:value="11.250401800064289" table:style-name="ce1">
            <text:p>11.2504018</text:p>
          </table:table-cell>
          <table:table-cell office:value-type="float" office:value="-72.324011571841865" table:style-name="ce1">
            <text:p>-72.32401157</text:p>
          </table:table-cell>
          <table:table-cell office:value-type="float" office:value="0" table:style-name="ce1">
            <text:p>0</text:p>
          </table:table-cell>
          <table:table-cell office:value-type="float" office:value="0.30759999999999998" table:style-name="ce1">
            <text:p>0.3076</text:p>
          </table:table-cell>
          <table:table-cell office:value-type="float" office:value="10.9" table:style-name="ce1">
            <text:p>10.9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7" table:style-name="ce1">
            <text:p>7</text:p>
          </table:table-cell>
          <table:table-cell office:value-type="float" office:value="11.30142617570986" table:style-name="ce1">
            <text:p>11.30142618</text:p>
          </table:table-cell>
          <table:table-cell office:value-type="float" office:value="-72.307703019944611" table:style-name="ce1">
            <text:p>-72.30770302</text:p>
          </table:table-cell>
          <table:table-cell office:value-type="float" office:value="0" table:style-name="ce1">
            <text:p>0</text:p>
          </table:table-cell>
          <table:table-cell office:value-type="float" office:value="0.23480000000000001" table:style-name="ce1">
            <text:p>0.2348</text:p>
          </table:table-cell>
          <table:table-cell office:value-type="float" office:value="10.9" table:style-name="ce1">
            <text:p>10.9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7.6450811547850099" table:style-name="ce1">
            <text:p>7.645081155</text:p>
          </table:table-cell>
          <table:table-cell office:value-type="float" office:value="-94.529179925635844" table:style-name="ce1">
            <text:p>-94.52917993</text:p>
          </table:table-cell>
          <table:table-cell office:value-type="float" office:value="0" table:style-name="ce1">
            <text:p>0</text:p>
          </table:table-cell>
          <table:table-cell office:value-type="float" office:value="0.76507999999999998" table:style-name="ce1">
            <text:p>0.76508</text:p>
          </table:table-cell>
          <table:table-cell office:value-type="float" office:value="13.9" table:style-name="ce1">
            <text:p>13.9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5.7533234015476831" table:style-name="ce1">
            <text:p>5.753323402</text:p>
          </table:table-cell>
          <table:table-cell office:value-type="float" office:value="-61.457686401962995" table:style-name="ce1">
            <text:p>-61.4576864</text:p>
          </table:table-cell>
          <table:table-cell office:value-type="float" office:value="0" table:style-name="ce1">
            <text:p>0</text:p>
          </table:table-cell>
          <table:table-cell office:value-type="float" office:value="1.1859200000000001" table:style-name="ce1">
            <text:p>1.18592</text:p>
          </table:table-cell>
          <table:table-cell office:value-type="float" office:value="13.9" table:style-name="ce1">
            <text:p>13.9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9" table:style-name="ce1">
            <text:p>9</text:p>
          </table:table-cell>
          <table:table-cell office:value-type="float" office:value="10.655912392006426" table:style-name="ce1">
            <text:p>10.65591239</text:p>
          </table:table-cell>
          <table:table-cell office:value-type="float" office:value="-116.39535074345481" table:style-name="ce1">
            <text:p>-116.3953507</text:p>
          </table:table-cell>
          <table:table-cell office:value-type="float" office:value="0" table:style-name="ce1">
            <text:p>0</text:p>
          </table:table-cell>
          <table:table-cell office:value-type="float" office:value="0.1474" table:style-name="ce1">
            <text:p>0.1474</text:p>
          </table:table-cell>
          <table:table-cell office:value-type="float" office:value="21" table:style-name="ce1">
            <text:p>2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9" table:style-name="ce1">
            <text:p>9</text:p>
          </table:table-cell>
          <table:table-cell office:value-type="float" office:value="10.655912392006426" table:style-name="ce1">
            <text:p>10.65591239</text:p>
          </table:table-cell>
          <table:table-cell office:value-type="float" office:value="-116.39535074345481" table:style-name="ce1">
            <text:p>-116.3953507</text:p>
          </table:table-cell>
          <table:table-cell office:value-type="float" office:value="0" table:style-name="ce1">
            <text:p>0</text:p>
          </table:table-cell>
          <table:table-cell office:value-type="float" office:value="0.92700000000000005" table:style-name="ce1">
            <text:p>0.927</text:p>
          </table:table-cell>
          <table:table-cell office:value-type="float" office:value="21" table:style-name="ce1">
            <text:p>2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office:value-type="float" office:value="2352.9411764705883" table:style-name="ce1">
            <text:p>2352.941176</text:p>
          </table:table-cell>
          <table:table-cell office:value-type="float" office:value="-588.23529411764707" table:style-name="ce1">
            <text:p>-588.2352941</text:p>
          </table:table-cell>
          <table:table-cell office:value-type="float" office:value="0" table:style-name="ce1">
            <text:p>0</text:p>
          </table:table-cell>
          <table:table-cell office:value-type="float" office:value="1.456" table:style-name="ce1">
            <text:p>1.456</text:p>
          </table:table-cell>
          <table:table-cell office:value-type="float" office:value="21.8" table:style-name="ce1">
            <text:p>21.8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office:value-type="float" office:value="2352.9411764705883" table:style-name="ce1">
            <text:p>2352.941176</text:p>
          </table:table-cell>
          <table:table-cell office:value-type="float" office:value="-588.23529411764707" table:style-name="ce1">
            <text:p>-588.2352941</text:p>
          </table:table-cell>
          <table:table-cell office:value-type="float" office:value="0" table:style-name="ce1">
            <text:p>0</text:p>
          </table:table-cell>
          <table:table-cell office:value-type="float" office:value="2.5743999999999998" table:style-name="ce1">
            <text:p>2.5744</text:p>
          </table:table-cell>
          <table:table-cell office:value-type="float" office:value="25" table:style-name="ce1">
            <text:p>25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number-rows-repeated="2" table:style-name="ro1">
          <table:table-cell office:value-type="float" office:value="7" table:style-name="ce1">
            <text:p>7</text:p>
          </table:table-cell>
          <table:table-cell office:value-type="float" office:value="6" table:style-name="ce1">
            <text:p>6</text:p>
          </table:table-cell>
          <table:table-cell office:value-type="float" office:value="7.4983128796020884E-2" table:style-name="ce1">
            <text:p>0.074983129</text:p>
          </table:table-cell>
          <table:table-cell office:value-type="float" office:value="-4.9988752530680589" table:style-name="ce1">
            <text:p>-4.998875253</text:p>
          </table:table-cell>
          <table:table-cell office:value-type="float" office:value="0" table:style-name="ce1">
            <text:p>0</text:p>
          </table:table-cell>
          <table:table-cell office:value-type="float" office:value="0.58779999999999999" table:style-name="ce1">
            <text:p>0.5878</text:p>
          </table:table-cell>
          <table:table-cell office:value-type="float" office:value="9.5" table:style-name="ce1">
            <text:p>9.5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number-rows-repeated="2" table:style-name="ro1">
          <table:table-cell office:value-type="float" office:value="8" table:style-name="ce1">
            <text:p>8</text:p>
          </table:table-cell>
          <table:table-cell office:value-type="float" office:value="10" table:style-name="ce1">
            <text:p>10</text:p>
          </table:table-cell>
          <table:table-cell office:value-type="float" office:value="2.704121243674229" table:style-name="ce1">
            <text:p>2.704121244</text:p>
          </table:table-cell>
          <table:table-cell office:value-type="float" office:value="-57.014604535300016" table:style-name="ce1">
            <text:p>-57.01460454</text:p>
          </table:table-cell>
          <table:table-cell office:value-type="float" office:value="0" table:style-name="ce1">
            <text:p>0</text:p>
          </table:table-cell>
          <table:table-cell office:value-type="float" office:value="1.3248" table:style-name="ce1">
            <text:p>1.3248</text:p>
          </table:table-cell>
          <table:table-cell office:value-type="float" office:value="30.7" table:style-name="ce1">
            <text:p>30.7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number-rows-repeated="2" table:style-name="ro1">
          <table:table-cell office:value-type="float" office:value="9" table:style-name="ce1">
            <text:p>9</text:p>
          </table:table-cell>
          <table:table-cell office:value-type="float" office:value="11" table:style-name="ce1">
            <text:p>11</text:p>
          </table:table-cell>
          <table:table-cell office:value-type="float" office:value="6.1107476127097602" table:style-name="ce1">
            <text:p>6.110747613</text:p>
          </table:table-cell>
          <table:table-cell office:value-type="float" office:value="-60.734869565346997" table:style-name="ce1">
            <text:p>-60.73486957</text:p>
          </table:table-cell>
          <table:table-cell office:value-type="float" office:value="0" table:style-name="ce1">
            <text:p>0</text:p>
          </table:table-cell>
          <table:table-cell office:value-type="float" office:value="0.97360000000000002" table:style-name="ce1">
            <text:p>0.9736</text:p>
          </table:table-cell>
          <table:table-cell office:value-type="float" office:value="13.9" table:style-name="ce1">
            <text:p>13.9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office:value-type="float" office:value="5.7318600064841672" table:style-name="ce1">
            <text:p>5.731860006</text:p>
          </table:table-cell>
          <table:table-cell office:value-type="float" office:value="-39.94389942018654" table:style-name="ce1">
            <text:p>-39.94389942</text:p>
          </table:table-cell>
          <table:table-cell office:value-type="float" office:value="0" table:style-name="ce1">
            <text:p>0</text:p>
          </table:table-cell>
          <table:table-cell office:value-type="float" office:value="0.37959999999999999" table:style-name="ce1">
            <text:p>0.3796</text:p>
          </table:table-cell>
          <table:table-cell office:value-type="float" office:value="8.5500000000000007" table:style-name="ce1">
            <text:p>8.55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office:value-type="float" office:value="4.0976220133582482" table:style-name="ce1">
            <text:p>4.097622013</text:p>
          </table:table-cell>
          <table:table-cell office:value-type="float" office:value="-28.566755093127622" table:style-name="ce1">
            <text:p>-28.56675509</text:p>
          </table:table-cell>
          <table:table-cell office:value-type="float" office:value="0" table:style-name="ce1">
            <text:p>0</text:p>
          </table:table-cell>
          <table:table-cell office:value-type="float" office:value="0.50039999999999996" table:style-name="ce1">
            <text:p>0.5004</text:p>
          </table:table-cell>
          <table:table-cell office:value-type="float" office:value="7.75" table:style-name="ce1">
            <text:p>7.75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5" table:style-name="ce1">
            <text:p>15</text:p>
          </table:table-cell>
          <table:table-cell office:value-type="float" office:value="7.571060834188053" table:style-name="ce1">
            <text:p>7.571060834</text:p>
          </table:table-cell>
          <table:table-cell office:value-type="float" office:value="-119.2799206895665" table:style-name="ce1">
            <text:p>-119.2799207</text:p>
          </table:table-cell>
          <table:table-cell office:value-type="float" office:value="0" table:style-name="ce1">
            <text:p>0</text:p>
          </table:table-cell>
          <table:table-cell office:value-type="float" office:value="10.746" table:style-name="ce1">
            <text:p>10.746</text:p>
          </table:table-cell>
          <table:table-cell office:value-type="float" office:value="48.4" table:style-name="ce1">
            <text:p>48.4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5" table:style-name="ce1">
            <text:p>15</text:p>
          </table:table-cell>
          <table:table-cell office:value-type="float" office:value="13.012882753926387" table:style-name="ce1">
            <text:p>13.01288275</text:p>
          </table:table-cell>
          <table:table-cell office:value-type="float" office:value="-157.65607951872354" table:style-name="ce1">
            <text:p>-157.6560795</text:p>
          </table:table-cell>
          <table:table-cell office:value-type="float" office:value="0" table:style-name="ce1">
            <text:p>0</text:p>
          </table:table-cell>
          <table:table-cell office:value-type="float" office:value="2.1272000000000002" table:style-name="ce1">
            <text:p>2.1272</text:p>
          </table:table-cell>
          <table:table-cell office:value-type="float" office:value="40.200000000000003" table:style-name="ce1">
            <text:p>40.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5" table:style-name="ce1">
            <text:p>15</text:p>
          </table:table-cell>
          <table:table-cell office:value-type="float" office:value="0.39671519815924144" table:style-name="ce1">
            <text:p>0.396715198</text:p>
          </table:table-cell>
          <table:table-cell office:value-type="float" office:value="-23.80291188955449" table:style-name="ce1">
            <text:p>-23.80291189</text:p>
          </table:table-cell>
          <table:table-cell office:value-type="float" office:value="0" table:style-name="ce1">
            <text:p>0</text:p>
          </table:table-cell>
          <table:table-cell office:value-type="float" office:value="0.78139999999999998" table:style-name="ce1">
            <text:p>0.7814</text:p>
          </table:table-cell>
          <table:table-cell office:value-type="float" office:value="25.2" table:style-name="ce1">
            <text:p>25.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5" table:style-name="ce1">
            <text:p>15</text:p>
          </table:table-cell>
          <table:table-cell office:value-type="float" office:value="0.56091283975383055" table:style-name="ce1">
            <text:p>0.56091284</text:p>
          </table:table-cell>
          <table:table-cell office:value-type="float" office:value="-23.796302292586752" table:style-name="ce1">
            <text:p>-23.79630229</text:p>
          </table:table-cell>
          <table:table-cell office:value-type="float" office:value="0" table:style-name="ce1">
            <text:p>0</text:p>
          </table:table-cell>
          <table:table-cell office:value-type="float" office:value="1.1476" table:style-name="ce1">
            <text:p>1.1476</text:p>
          </table:table-cell>
          <table:table-cell office:value-type="float" office:value="25.2" table:style-name="ce1">
            <text:p>25.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3" table:style-name="ce1">
            <text:p>13</text:p>
          </table:table-cell>
          <table:table-cell office:value-type="float" office:value="14.705882352941179" table:style-name="ce1">
            <text:p>14.70588235</text:p>
          </table:table-cell>
          <table:table-cell office:value-type="float" office:value="-191.1764705882353" table:style-name="ce1">
            <text:p>-191.1764706</text:p>
          </table:table-cell>
          <table:table-cell office:value-type="float" office:value="0" table:style-name="ce1">
            <text:p>0</text:p>
          </table:table-cell>
          <table:table-cell office:value-type="float" office:value="0.49959999999999999" table:style-name="ce1">
            <text:p>0.4996</text:p>
          </table:table-cell>
          <table:table-cell office:value-type="float" office:value="21.7" table:style-name="ce1">
            <text:p>21.7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3" table:style-name="ce1">
            <text:p>13</text:p>
          </table:table-cell>
          <table:table-cell office:value-type="float" office:value="14.705882352941179" table:style-name="ce1">
            <text:p>14.70588235</text:p>
          </table:table-cell>
          <table:table-cell office:value-type="float" office:value="-191.1764705882353" table:style-name="ce1">
            <text:p>-191.1764706</text:p>
          </table:table-cell>
          <table:table-cell office:value-type="float" office:value="0" table:style-name="ce1">
            <text:p>0</text:p>
          </table:table-cell>
          <table:table-cell office:value-type="float" office:value="0.53280000000000005" table:style-name="ce1">
            <text:p>0.5328</text:p>
          </table:table-cell>
          <table:table-cell office:value-type="float" office:value="22.1" table:style-name="ce1">
            <text:p>22.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number-rows-repeated="2" table:style-name="ro1">
          <table:table-cell office:value-type="float" office:value="11" table:style-name="ce1">
            <text:p>11</text:p>
          </table:table-cell>
          <table:table-cell office:value-type="float" office:value="12" table:style-name="ce1">
            <text:p>12</text:p>
          </table:table-cell>
          <table:table-cell office:value-type="float" office:value="1.3838915029061722" table:style-name="ce1">
            <text:p>1.383891503</text:p>
          </table:table-cell>
          <table:table-cell office:value-type="float" office:value="-117.63077774702464" table:style-name="ce1">
            <text:p>-117.6307777</text:p>
          </table:table-cell>
          <table:table-cell office:value-type="float" office:value="0" table:style-name="ce1">
            <text:p>0</text:p>
          </table:table-cell>
          <table:table-cell office:value-type="float" office:value="0.15959999999999999" table:style-name="ce1">
            <text:p>0.1596</text:p>
          </table:table-cell>
          <table:table-cell office:value-type="float" office:value="33.200000000000003" table:style-name="ce1">
            <text:p>33.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3" table:style-name="ce1">
            <text:p>13</text:p>
          </table:table-cell>
          <table:table-cell office:value-type="float" office:value="8.1960215145564757" table:style-name="ce1">
            <text:p>8.196021515</text:p>
          </table:table-cell>
          <table:table-cell office:value-type="float" office:value="-92.034491590540426" table:style-name="ce1">
            <text:p>-92.03449159</text:p>
          </table:table-cell>
          <table:table-cell office:value-type="float" office:value="0" table:style-name="ce1">
            <text:p>0</text:p>
          </table:table-cell>
          <table:table-cell office:value-type="float" office:value="0.77" table:style-name="ce1">
            <text:p>0.77</text:p>
          </table:table-cell>
          <table:table-cell office:value-type="float" office:value="31" table:style-name="ce1">
            <text:p>3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8" table:style-name="ce1">
            <text:p>18</text:p>
          </table:table-cell>
          <table:table-cell office:value-type="float" office:value="9.0744546743251817" table:style-name="ce1">
            <text:p>9.074454674</text:p>
          </table:table-cell>
          <table:table-cell office:value-type="float" office:value="-110.36498928233327" table:style-name="ce1">
            <text:p>-110.3649893</text:p>
          </table:table-cell>
          <table:table-cell office:value-type="float" office:value="0" table:style-name="ce1">
            <text:p>0</text:p>
          </table:table-cell>
          <table:table-cell office:value-type="float" office:value="0.58220000000000005" table:style-name="ce1">
            <text:p>0.5822</text:p>
          </table:table-cell>
          <table:table-cell office:value-type="float" office:value="24" table:style-name="ce1">
            <text:p>24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8" table:style-name="ce1">
            <text:p>18</text:p>
          </table:table-cell>
          <table:table-cell office:value-type="float" office:value="11.837800170610771" table:style-name="ce1">
            <text:p>11.83780017</text:p>
          </table:table-cell>
          <table:table-cell office:value-type="float" office:value="-109.83525931494529" table:style-name="ce1">
            <text:p>-109.8352593</text:p>
          </table:table-cell>
          <table:table-cell office:value-type="float" office:value="0" table:style-name="ce1">
            <text:p>0</text:p>
          </table:table-cell>
          <table:table-cell office:value-type="float" office:value="0.76700000000000002" table:style-name="ce1">
            <text:p>0.767</text:p>
          </table:table-cell>
          <table:table-cell office:value-type="float" office:value="24" table:style-name="ce1">
            <text:p>24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3" table:style-name="ce1">
            <text:p>13</text:p>
          </table:table-cell>
          <table:table-cell office:value-type="float" office:value="8.1960215145564757" table:style-name="ce1">
            <text:p>8.196021515</text:p>
          </table:table-cell>
          <table:table-cell office:value-type="float" office:value="-92.034491590540426" table:style-name="ce1">
            <text:p>-92.03449159</text:p>
          </table:table-cell>
          <table:table-cell office:value-type="float" office:value="0" table:style-name="ce1">
            <text:p>0</text:p>
          </table:table-cell>
          <table:table-cell office:value-type="float" office:value="0.77" table:style-name="ce1">
            <text:p>0.77</text:p>
          </table:table-cell>
          <table:table-cell office:value-type="float" office:value="31" table:style-name="ce1">
            <text:p>3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8" table:style-name="ce1">
            <text:p>18</text:p>
          </table:table-cell>
          <table:table-cell office:value-type="float" office:value="9.9512389292466903" table:style-name="ce1">
            <text:p>9.951238929</text:p>
          </table:table-cell>
          <table:table-cell office:value-type="float" office:value="-142.16055613209559" table:style-name="ce1">
            <text:p>-142.1605561</text:p>
          </table:table-cell>
          <table:table-cell office:value-type="float" office:value="0" table:style-name="ce1">
            <text:p>0</text:p>
          </table:table-cell>
          <table:table-cell office:value-type="float" office:value="0.3886" table:style-name="ce1">
            <text:p>0.3886</text:p>
          </table:table-cell>
          <table:table-cell office:value-type="float" office:value="24" table:style-name="ce1">
            <text:p>24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8" table:style-name="ce1">
            <text:p>18</text:p>
          </table:table-cell>
          <table:table-cell office:value-type="float" office:value="16.899504281207751" table:style-name="ce1">
            <text:p>16.89950428</text:p>
          </table:table-cell>
          <table:table-cell office:value-type="float" office:value="-140.8292023433979" table:style-name="ce1">
            <text:p>-140.8292023</text:p>
          </table:table-cell>
          <table:table-cell office:value-type="float" office:value="0" table:style-name="ce1">
            <text:p>0</text:p>
          </table:table-cell>
          <table:table-cell office:value-type="float" office:value="1.5518000000000001" table:style-name="ce1">
            <text:p>1.5518</text:p>
          </table:table-cell>
          <table:table-cell office:value-type="float" office:value="24" table:style-name="ce1">
            <text:p>24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5" table:style-name="ce1">
            <text:p>15</text:p>
          </table:table-cell>
          <table:table-cell office:value-type="float" office:value="2.5806359252022455" table:style-name="ce1">
            <text:p>2.580635925</text:p>
          </table:table-cell>
          <table:table-cell office:value-type="float" office:value="-43.324544729672738" table:style-name="ce1">
            <text:p>-43.32454473</text:p>
          </table:table-cell>
          <table:table-cell office:value-type="float" office:value="0" table:style-name="ce1">
            <text:p>0</text:p>
          </table:table-cell>
          <table:table-cell office:value-type="float" office:value="1.3286" table:style-name="ce1">
            <text:p>1.3286</text:p>
          </table:table-cell>
          <table:table-cell office:value-type="float" office:value="12.4" table:style-name="ce1">
            <text:p>12.4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5" table:style-name="ce1">
            <text:p>15</text:p>
          </table:table-cell>
          <table:table-cell office:value-type="float" office:value="3.0845064488754339" table:style-name="ce1">
            <text:p>3.084506449</text:p>
          </table:table-cell>
          <table:table-cell office:value-type="float" office:value="-43.258322148862796" table:style-name="ce1">
            <text:p>-43.25832215</text:p>
          </table:table-cell>
          <table:table-cell office:value-type="float" office:value="0" table:style-name="ce1">
            <text:p>0</text:p>
          </table:table-cell>
          <table:table-cell office:value-type="float" office:value="0.2208" table:style-name="ce1">
            <text:p>0.2208</text:p>
          </table:table-cell>
          <table:table-cell office:value-type="float" office:value="9.5500000000000007" table:style-name="ce1">
            <text:p>9.55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4" table:style-name="ce1">
            <text:p>14</text:p>
          </table:table-cell>
          <table:table-cell office:value-type="float" office:value="7.8444712606431883" table:style-name="ce1">
            <text:p>7.844471261</text:p>
          </table:table-cell>
          <table:table-cell office:value-type="float" office:value="-85.262804449794643" table:style-name="ce1">
            <text:p>-85.26280445</text:p>
          </table:table-cell>
          <table:table-cell office:value-type="float" office:value="0" table:style-name="ce1">
            <text:p>0</text:p>
          </table:table-cell>
          <table:table-cell office:value-type="float" office:value="2.3490000000000002" table:style-name="ce1">
            <text:p>2.349</text:p>
          </table:table-cell>
          <table:table-cell office:value-type="float" office:value="10.4" table:style-name="ce1">
            <text:p>10.4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4" table:style-name="ce1">
            <text:p>14</text:p>
          </table:table-cell>
          <table:table-cell office:value-type="float" office:value="5.6585870784093846" table:style-name="ce1">
            <text:p>5.658587078</text:p>
          </table:table-cell>
          <table:table-cell office:value-type="float" office:value="-82.87759855084964" table:style-name="ce1">
            <text:p>-82.87759855</text:p>
          </table:table-cell>
          <table:table-cell office:value-type="float" office:value="0" table:style-name="ce1">
            <text:p>0</text:p>
          </table:table-cell>
          <table:table-cell office:value-type="float" office:value="2.4249999999999998" table:style-name="ce1">
            <text:p>2.425</text:p>
          </table:table-cell>
          <table:table-cell office:value-type="float" office:value="10.4" table:style-name="ce1">
            <text:p>10.4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16" table:style-name="ce1">
            <text:p>16</text:p>
          </table:table-cell>
          <table:table-cell office:value-type="float" office:value="1.9512195121951221" table:style-name="ce1">
            <text:p>1.951219512</text:p>
          </table:table-cell>
          <table:table-cell office:value-type="float" office:value="-62.439024390243908" table:style-name="ce1">
            <text:p>-62.43902439</text:p>
          </table:table-cell>
          <table:table-cell office:value-type="float" office:value="0" table:style-name="ce1">
            <text:p>0</text:p>
          </table:table-cell>
          <table:table-cell office:value-type="float" office:value="0.55900000000000005" table:style-name="ce1">
            <text:p>0.559</text:p>
          </table:table-cell>
          <table:table-cell office:value-type="float" office:value="25.8" table:style-name="ce1">
            <text:p>25.8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16" table:style-name="ce1">
            <text:p>16</text:p>
          </table:table-cell>
          <table:table-cell office:value-type="float" office:value="14.326647564469916" table:style-name="ce1">
            <text:p>14.32664756</text:p>
          </table:table-cell>
          <table:table-cell office:value-type="float" office:value="-51.575931232091691" table:style-name="ce1">
            <text:p>-51.57593123</text:p>
          </table:table-cell>
          <table:table-cell office:value-type="float" office:value="0" table:style-name="ce1">
            <text:p>0</text:p>
          </table:table-cell>
          <table:table-cell office:value-type="float" office:value="0.29320000000000002" table:style-name="ce1">
            <text:p>0.2932</text:p>
          </table:table-cell>
          <table:table-cell office:value-type="float" office:value="6.25" table:style-name="ce1">
            <text:p>6.25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16" table:style-name="ce1">
            <text:p>16</text:p>
          </table:table-cell>
          <table:table-cell office:value-type="float" office:value="12.155188608009901" table:style-name="ce1">
            <text:p>12.15518861</text:p>
          </table:table-cell>
          <table:table-cell office:value-type="float" office:value="-191.53630533833783" table:style-name="ce1">
            <text:p>-191.5363053</text:p>
          </table:table-cell>
          <table:table-cell office:value-type="float" office:value="0" table:style-name="ce1">
            <text:p>0</text:p>
          </table:table-cell>
          <table:table-cell office:value-type="float" office:value="0.70679999999999998" table:style-name="ce1">
            <text:p>0.7068</text:p>
          </table:table-cell>
          <table:table-cell office:value-type="float" office:value="27.7" table:style-name="ce1">
            <text:p>27.7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16" table:style-name="ce1">
            <text:p>16</text:p>
          </table:table-cell>
          <table:table-cell office:value-type="float" office:value="53.619302949061669" table:style-name="ce1">
            <text:p>53.61930295</text:p>
          </table:table-cell>
          <table:table-cell office:value-type="float" office:value="-576.40750670241289" table:style-name="ce1">
            <text:p>-576.4075067</text:p>
          </table:table-cell>
          <table:table-cell office:value-type="float" office:value="0" table:style-name="ce1">
            <text:p>0</text:p>
          </table:table-cell>
          <table:table-cell office:value-type="float" office:value="0.7984" table:style-name="ce1">
            <text:p>0.7984</text:p>
          </table:table-cell>
          <table:table-cell office:value-type="float" office:value="55.4" table:style-name="ce1">
            <text:p>55.4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14" table:style-name="ce1">
            <text:p>14</text:p>
          </table:table-cell>
          <table:table-cell office:value-type="float" office:value="38.271729277872886" table:style-name="ce1">
            <text:p>38.27172928</text:p>
          </table:table-cell>
          <table:table-cell office:value-type="float" office:value="-447.17494208883062" table:style-name="ce1">
            <text:p>-447.1749421</text:p>
          </table:table-cell>
          <table:table-cell office:value-type="float" office:value="0" table:style-name="ce1">
            <text:p>0</text:p>
          </table:table-cell>
          <table:table-cell office:value-type="float" office:value="1.5184" table:style-name="ce1">
            <text:p>1.5184</text:p>
          </table:table-cell>
          <table:table-cell office:value-type="float" office:value="50" table:style-name="ce1">
            <text:p>5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14" table:style-name="ce1">
            <text:p>14</text:p>
          </table:table-cell>
          <table:table-cell office:value-type="float" office:value="36.284470246734394" table:style-name="ce1">
            <text:p>36.28447025</text:p>
          </table:table-cell>
          <table:table-cell office:value-type="float" office:value="-447.50846637639086" table:style-name="ce1">
            <text:p>-447.5084664</text:p>
          </table:table-cell>
          <table:table-cell office:value-type="float" office:value="0" table:style-name="ce1">
            <text:p>0</text:p>
          </table:table-cell>
          <table:table-cell office:value-type="float" office:value="1.1146" table:style-name="ce1">
            <text:p>1.1146</text:p>
          </table:table-cell>
          <table:table-cell office:value-type="float" office:value="50" table:style-name="ce1">
            <text:p>5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19" table:style-name="ce1">
            <text:p>19</text:p>
          </table:table-cell>
          <table:table-cell office:value-type="float" office:value="2.8123236020240689" table:style-name="ce1">
            <text:p>2.812323602</text:p>
          </table:table-cell>
          <table:table-cell office:value-type="float" office:value="-70.81029069382032" table:style-name="ce1">
            <text:p>-70.81029069</text:p>
          </table:table-cell>
          <table:table-cell office:value-type="float" office:value="0" table:style-name="ce1">
            <text:p>0</text:p>
          </table:table-cell>
          <table:table-cell office:value-type="float" office:value="0.8992" table:style-name="ce1">
            <text:p>0.8992</text:p>
          </table:table-cell>
          <table:table-cell office:value-type="float" office:value="27.8" table:style-name="ce1">
            <text:p>27.8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19" table:style-name="ce1">
            <text:p>19</text:p>
          </table:table-cell>
          <table:table-cell office:value-type="float" office:value="2.8123236020240689" table:style-name="ce1">
            <text:p>2.812323602</text:p>
          </table:table-cell>
          <table:table-cell office:value-type="float" office:value="-70.81029069382032" table:style-name="ce1">
            <text:p>-70.81029069</text:p>
          </table:table-cell>
          <table:table-cell office:value-type="float" office:value="0" table:style-name="ce1">
            <text:p>0</text:p>
          </table:table-cell>
          <table:table-cell office:value-type="float" office:value="0.8992" table:style-name="ce1">
            <text:p>0.8992</text:p>
          </table:table-cell>
          <table:table-cell office:value-type="float" office:value="38.200000000000003" table:style-name="ce1">
            <text:p>38.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16" table:style-name="ce1">
            <text:p>16</text:p>
          </table:table-cell>
          <table:table-cell office:value-type="float" office:value="8.6267581333075682" table:style-name="ce1">
            <text:p>8.626758133</text:p>
          </table:table-cell>
          <table:table-cell office:value-type="float" office:value="-92.47884718905712" table:style-name="ce1">
            <text:p>-92.47884719</text:p>
          </table:table-cell>
          <table:table-cell office:value-type="float" office:value="0" table:style-name="ce1">
            <text:p>0</text:p>
          </table:table-cell>
          <table:table-cell office:value-type="float" office:value="0.5302" table:style-name="ce1">
            <text:p>0.5302</text:p>
          </table:table-cell>
          <table:table-cell office:value-type="float" office:value="21.5" table:style-name="ce1">
            <text:p>21.5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16" table:style-name="ce1">
            <text:p>16</text:p>
          </table:table-cell>
          <table:table-cell office:value-type="float" office:value="8.6267581333075682" table:style-name="ce1">
            <text:p>8.626758133</text:p>
          </table:table-cell>
          <table:table-cell office:value-type="float" office:value="-92.47884718905712" table:style-name="ce1">
            <text:p>-92.47884719</text:p>
          </table:table-cell>
          <table:table-cell office:value-type="float" office:value="0" table:style-name="ce1">
            <text:p>0</text:p>
          </table:table-cell>
          <table:table-cell office:value-type="float" office:value="0.91459999999999997" table:style-name="ce1">
            <text:p>0.9146</text:p>
          </table:table-cell>
          <table:table-cell office:value-type="float" office:value="18.899999999999999" table:style-name="ce1">
            <text:p>18.9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22" table:style-name="ce1">
            <text:p>22</text:p>
          </table:table-cell>
          <table:table-cell office:value-type="float" office:value="7.1917793731306663" table:style-name="ce1">
            <text:p>7.191779373</text:p>
          </table:table-cell>
          <table:table-cell office:value-type="float" office:value="-102.58861752848156" table:style-name="ce1">
            <text:p>-102.5886175</text:p>
          </table:table-cell>
          <table:table-cell office:value-type="float" office:value="0" table:style-name="ce1">
            <text:p>0</text:p>
          </table:table-cell>
          <table:table-cell office:value-type="float" office:value="0.91320000000000001" table:style-name="ce1">
            <text:p>0.9132</text:p>
          </table:table-cell>
          <table:table-cell office:value-type="float" office:value="21" table:style-name="ce1">
            <text:p>2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22" table:style-name="ce1">
            <text:p>22</text:p>
          </table:table-cell>
          <table:table-cell office:value-type="float" office:value="7.2964836236241108" table:style-name="ce1">
            <text:p>7.296483624</text:p>
          </table:table-cell>
          <table:table-cell office:value-type="float" office:value="-102.5737552886288" table:style-name="ce1">
            <text:p>-102.5737553</text:p>
          </table:table-cell>
          <table:table-cell office:value-type="float" office:value="0" table:style-name="ce1">
            <text:p>0</text:p>
          </table:table-cell>
          <table:table-cell office:value-type="float" office:value="0.91479999999999995" table:style-name="ce1">
            <text:p>0.9148</text:p>
          </table:table-cell>
          <table:table-cell office:value-type="float" office:value="21" table:style-name="ce1">
            <text:p>2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17" table:style-name="ce1">
            <text:p>17</text:p>
          </table:table-cell>
          <table:table-cell office:value-type="float" office:value="122.93642430628732" table:style-name="ce1">
            <text:p>122.9364243</text:p>
          </table:table-cell>
          <table:table-cell office:value-type="float" office:value="-526.87038988408847" table:style-name="ce1">
            <text:p>-526.8703899</text:p>
          </table:table-cell>
          <table:table-cell office:value-type="float" office:value="0" table:style-name="ce1">
            <text:p>0</text:p>
          </table:table-cell>
          <table:table-cell office:value-type="float" office:value="0.4698" table:style-name="ce1">
            <text:p>0.4698</text:p>
          </table:table-cell>
          <table:table-cell office:value-type="float" office:value="31" table:style-name="ce1">
            <text:p>3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17" table:style-name="ce1">
            <text:p>17</text:p>
          </table:table-cell>
          <table:table-cell office:value-type="float" office:value="122.93642430628732" table:style-name="ce1">
            <text:p>122.9364243</text:p>
          </table:table-cell>
          <table:table-cell office:value-type="float" office:value="-526.87038988408847" table:style-name="ce1">
            <text:p>-526.8703899</text:p>
          </table:table-cell>
          <table:table-cell office:value-type="float" office:value="0" table:style-name="ce1">
            <text:p>0</text:p>
          </table:table-cell>
          <table:table-cell office:value-type="float" office:value="0.4698" table:style-name="ce1">
            <text:p>0.4698</text:p>
          </table:table-cell>
          <table:table-cell office:value-type="float" office:value="34.6" table:style-name="ce1">
            <text:p>34.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23" table:style-name="ce1">
            <text:p>23</text:p>
          </table:table-cell>
          <table:table-cell office:value-type="float" office:value="14.670800005102889" table:style-name="ce1">
            <text:p>14.67080001</text:p>
          </table:table-cell>
          <table:table-cell office:value-type="float" office:value="-102.05773916593313" table:style-name="ce1">
            <text:p>-102.0577392</text:p>
          </table:table-cell>
          <table:table-cell office:value-type="float" office:value="0" table:style-name="ce1">
            <text:p>0</text:p>
          </table:table-cell>
          <table:table-cell office:value-type="float" office:value="0.96579999999999999" table:style-name="ce1">
            <text:p>0.9658</text:p>
          </table:table-cell>
          <table:table-cell office:value-type="float" office:value="19.7" table:style-name="ce1">
            <text:p>19.7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23" table:style-name="ce1">
            <text:p>23</text:p>
          </table:table-cell>
          <table:table-cell office:value-type="float" office:value="12.50950241048489" table:style-name="ce1">
            <text:p>12.50950241</text:p>
          </table:table-cell>
          <table:table-cell office:value-type="float" office:value="-102.64207106038883" table:style-name="ce1">
            <text:p>-102.6420711</text:p>
          </table:table-cell>
          <table:table-cell office:value-type="float" office:value="0" table:style-name="ce1">
            <text:p>0</text:p>
          </table:table-cell>
          <table:table-cell office:value-type="float" office:value="0.82440000000000002" table:style-name="ce1">
            <text:p>0.8244</text:p>
          </table:table-cell>
          <table:table-cell office:value-type="float" office:value="19.7" table:style-name="ce1">
            <text:p>19.7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number-rows-repeated="2" table:style-name="ro1">
          <table:table-cell office:value-type="float" office:value="20" table:style-name="ce1">
            <text:p>20</text:p>
          </table:table-cell>
          <table:table-cell office:value-type="float" office:value="26" table:style-name="ce1">
            <text:p>26</text:p>
          </table:table-cell>
          <table:table-cell office:value-type="float" office:value="64.665127020785221" table:style-name="ce1">
            <text:p>64.66512702</text:p>
          </table:table-cell>
          <table:table-cell office:value-type="float" office:value="-424.94226327944568" table:style-name="ce1">
            <text:p>-424.9422633</text:p>
          </table:table-cell>
          <table:table-cell office:value-type="float" office:value="0" table:style-name="ce1">
            <text:p>0</text:p>
          </table:table-cell>
          <table:table-cell office:value-type="float" office:value="0.44979999999999998" table:style-name="ce1">
            <text:p>0.4498</text:p>
          </table:table-cell>
          <table:table-cell office:value-type="float" office:value="27.8" table:style-name="ce1">
            <text:p>27.8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19" table:style-name="ce1">
            <text:p>19</text:p>
          </table:table-cell>
          <table:table-cell office:value-type="float" office:value="3.8961743945169882" table:style-name="ce1">
            <text:p>3.896174395</text:p>
          </table:table-cell>
          <table:table-cell office:value-type="float" office:value="-46.622761013040368" table:style-name="ce1">
            <text:p>-46.62276101</text:p>
          </table:table-cell>
          <table:table-cell office:value-type="float" office:value="0" table:style-name="ce1">
            <text:p>0</text:p>
          </table:table-cell>
          <table:table-cell office:value-type="float" office:value="1.3364" table:style-name="ce1">
            <text:p>1.3364</text:p>
          </table:table-cell>
          <table:table-cell office:value-type="float" office:value="15.9" table:style-name="ce1">
            <text:p>15.9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19" table:style-name="ce1">
            <text:p>19</text:p>
          </table:table-cell>
          <table:table-cell office:value-type="float" office:value="6.4005461799406875" table:style-name="ce1">
            <text:p>6.40054618</text:p>
          </table:table-cell>
          <table:table-cell office:value-type="float" office:value="-69.339250282690784" table:style-name="ce1">
            <text:p>-69.33925028</text:p>
          </table:table-cell>
          <table:table-cell office:value-type="float" office:value="0" table:style-name="ce1">
            <text:p>0</text:p>
          </table:table-cell>
          <table:table-cell office:value-type="float" office:value="0.73119999999999996" table:style-name="ce1">
            <text:p>0.7312</text:p>
          </table:table-cell>
          <table:table-cell office:value-type="float" office:value="15.9" table:style-name="ce1">
            <text:p>15.9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number-rows-repeated="2" table:style-name="ro1">
          <table:table-cell office:value-type="float" office:value="21" table:style-name="ce1">
            <text:p>21</text:p>
          </table:table-cell>
          <table:table-cell office:value-type="float" office:value="16" table:style-name="ce1">
            <text:p>16</text:p>
          </table:table-cell>
          <table:table-cell office:value-type="float" office:value="4.3309425534819139" table:style-name="ce1">
            <text:p>4.330942553</text:p>
          </table:table-cell>
          <table:table-cell office:value-type="float" office:value="-54.480270465869047" table:style-name="ce1">
            <text:p>-54.48027047</text:p>
          </table:table-cell>
          <table:table-cell office:value-type="float" office:value="0" table:style-name="ce1">
            <text:p>0</text:p>
          </table:table-cell>
          <table:table-cell office:value-type="float" office:value="1.8338000000000001" table:style-name="ce1">
            <text:p>1.8338</text:p>
          </table:table-cell>
          <table:table-cell office:value-type="float" office:value="27.8" table:style-name="ce1">
            <text:p>27.8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number-rows-repeated="2" table:style-name="ro1">
          <table:table-cell office:value-type="float" office:value="21" table:style-name="ce1">
            <text:p>21</text:p>
          </table:table-cell>
          <table:table-cell office:value-type="float" office:value="25" table:style-name="ce1">
            <text:p>25</text:p>
          </table:table-cell>
          <table:table-cell office:value-type="float" office:value="2.4984384759525295" table:style-name="ce1">
            <text:p>2.498438476</text:p>
          </table:table-cell>
          <table:table-cell office:value-type="float" office:value="-99.937539038101193" table:style-name="ce1">
            <text:p>-99.93753904</text:p>
          </table:table-cell>
          <table:table-cell office:value-type="float" office:value="0" table:style-name="ce1">
            <text:p>0</text:p>
          </table:table-cell>
          <table:table-cell office:value-type="float" office:value="0.31719999999999998" table:style-name="ce1">
            <text:p>0.3172</text:p>
          </table:table-cell>
          <table:table-cell office:value-type="float" office:value="27.8" table:style-name="ce1">
            <text:p>27.8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20" table:style-name="ce1">
            <text:p>20</text:p>
          </table:table-cell>
          <table:table-cell office:value-type="float" office:value="49.019607843137258" table:style-name="ce1">
            <text:p>49.01960784</text:p>
          </table:table-cell>
          <table:table-cell office:value-type="float" office:value="-196.07843137254903" table:style-name="ce1">
            <text:p>-196.0784314</text:p>
          </table:table-cell>
          <table:table-cell office:value-type="float" office:value="0" table:style-name="ce1">
            <text:p>0</text:p>
          </table:table-cell>
          <table:table-cell office:value-type="float" office:value="0.88919999999999999" table:style-name="ce1">
            <text:p>0.8892</text:p>
          </table:table-cell>
          <table:table-cell office:value-type="float" office:value="27.8" table:style-name="ce1">
            <text:p>27.8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20" table:style-name="ce1">
            <text:p>20</text:p>
          </table:table-cell>
          <table:table-cell office:value-type="float" office:value="49.019607843137258" table:style-name="ce1">
            <text:p>49.01960784</text:p>
          </table:table-cell>
          <table:table-cell office:value-type="float" office:value="-196.07843137254903" table:style-name="ce1">
            <text:p>-196.0784314</text:p>
          </table:table-cell>
          <table:table-cell office:value-type="float" office:value="0" table:style-name="ce1">
            <text:p>0</text:p>
          </table:table-cell>
          <table:table-cell office:value-type="float" office:value="1.4" table:style-name="ce1">
            <text:p>1.4</text:p>
          </table:table-cell>
          <table:table-cell office:value-type="float" office:value="27.8" table:style-name="ce1">
            <text:p>27.8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19" table:style-name="ce1">
            <text:p>19</text:p>
          </table:table-cell>
          <table:table-cell office:value-type="float" office:value="10.587491308241932" table:style-name="ce1">
            <text:p>10.58749131</text:p>
          </table:table-cell>
          <table:table-cell office:value-type="float" office:value="-168.82756410439836" table:style-name="ce1">
            <text:p>-168.8275641</text:p>
          </table:table-cell>
          <table:table-cell office:value-type="float" office:value="0" table:style-name="ce1">
            <text:p>0</text:p>
          </table:table-cell>
          <table:table-cell office:value-type="float" office:value="0.58799999999999997" table:style-name="ce1">
            <text:p>0.588</text:p>
          </table:table-cell>
          <table:table-cell office:value-type="float" office:value="30.3" table:style-name="ce1">
            <text:p>30.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19" table:style-name="ce1">
            <text:p>19</text:p>
          </table:table-cell>
          <table:table-cell office:value-type="float" office:value="10.587491308241932" table:style-name="ce1">
            <text:p>10.58749131</text:p>
          </table:table-cell>
          <table:table-cell office:value-type="float" office:value="-168.82756410439836" table:style-name="ce1">
            <text:p>-168.8275641</text:p>
          </table:table-cell>
          <table:table-cell office:value-type="float" office:value="0" table:style-name="ce1">
            <text:p>0</text:p>
          </table:table-cell>
          <table:table-cell office:value-type="float" office:value="0.59099999999999997" table:style-name="ce1">
            <text:p>0.591</text:p>
          </table:table-cell>
          <table:table-cell office:value-type="float" office:value="27.8" table:style-name="ce1">
            <text:p>27.8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16" table:style-name="ce1">
            <text:p>16</text:p>
          </table:table-cell>
          <table:table-cell office:value-type="float" office:value="5.953010015772132" table:style-name="ce1">
            <text:p>5.953010016</text:p>
          </table:table-cell>
          <table:table-cell office:value-type="float" office:value="-57.52346756813521" table:style-name="ce1">
            <text:p>-57.52346757</text:p>
          </table:table-cell>
          <table:table-cell office:value-type="float" office:value="0" table:style-name="ce1">
            <text:p>0</text:p>
          </table:table-cell>
          <table:table-cell office:value-type="float" office:value="1.6806000000000001" table:style-name="ce1">
            <text:p>1.6806</text:p>
          </table:table-cell>
          <table:table-cell office:value-type="float" office:value="20.100000000000001" table:style-name="ce1">
            <text:p>20.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16" table:style-name="ce1">
            <text:p>16</text:p>
          </table:table-cell>
          <table:table-cell office:value-type="float" office:value="5.953010015772132" table:style-name="ce1">
            <text:p>5.953010016</text:p>
          </table:table-cell>
          <table:table-cell office:value-type="float" office:value="-57.52346756813521" table:style-name="ce1">
            <text:p>-57.52346757</text:p>
          </table:table-cell>
          <table:table-cell office:value-type="float" office:value="0" table:style-name="ce1">
            <text:p>0</text:p>
          </table:table-cell>
          <table:table-cell office:value-type="float" office:value="1.254" table:style-name="ce1">
            <text:p>1.254</text:p>
          </table:table-cell>
          <table:table-cell office:value-type="float" office:value="20.100000000000001" table:style-name="ce1">
            <text:p>20.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25" table:style-name="ce1">
            <text:p>25</text:p>
          </table:table-cell>
          <table:table-cell office:value-type="float" office:value="21.832901592621656" table:style-name="ce1">
            <text:p>21.83290159</text:p>
          </table:table-cell>
          <table:table-cell office:value-type="float" office:value="-241.93215278310487" table:style-name="ce1">
            <text:p>-241.9321528</text:p>
          </table:table-cell>
          <table:table-cell office:value-type="float" office:value="0" table:style-name="ce1">
            <text:p>0</text:p>
          </table:table-cell>
          <table:table-cell office:value-type="float" office:value="0.8196" table:style-name="ce1">
            <text:p>0.8196</text:p>
          </table:table-cell>
          <table:table-cell office:value-type="float" office:value="32.75" table:style-name="ce1">
            <text:p>32.75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25" table:style-name="ce1">
            <text:p>25</text:p>
          </table:table-cell>
          <table:table-cell office:value-type="float" office:value="20.08791416552441" table:style-name="ce1">
            <text:p>20.08791417</text:p>
          </table:table-cell>
          <table:table-cell office:value-type="float" office:value="-242.23661199602967" table:style-name="ce1">
            <text:p>-242.236612</text:p>
          </table:table-cell>
          <table:table-cell office:value-type="float" office:value="0" table:style-name="ce1">
            <text:p>0</text:p>
          </table:table-cell>
          <table:table-cell office:value-type="float" office:value="0.85799999999999998" table:style-name="ce1">
            <text:p>0.858</text:p>
          </table:table-cell>
          <table:table-cell office:value-type="float" office:value="32.75" table:style-name="ce1">
            <text:p>32.75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21" table:style-name="ce1">
            <text:p>21</text:p>
          </table:table-cell>
          <table:table-cell office:value-type="float" office:value="149.8186405929664" table:style-name="ce1">
            <text:p>149.8186406</text:p>
          </table:table-cell>
          <table:table-cell office:value-type="float" office:value="-875.25626872733005" table:style-name="ce1">
            <text:p>-875.2562687</text:p>
          </table:table-cell>
          <table:table-cell office:value-type="float" office:value="0" table:style-name="ce1">
            <text:p>0</text:p>
          </table:table-cell>
          <table:table-cell office:value-type="float" office:value="0.24640000000000001" table:style-name="ce1">
            <text:p>0.2464</text:p>
          </table:table-cell>
          <table:table-cell office:value-type="float" office:value="27.8" table:style-name="ce1">
            <text:p>27.8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21" table:style-name="ce1">
            <text:p>21</text:p>
          </table:table-cell>
          <table:table-cell office:value-type="float" office:value="12.820375850685355" table:style-name="ce1">
            <text:p>12.82037585</text:p>
          </table:table-cell>
          <table:table-cell office:value-type="float" office:value="-162.9256097691264" table:style-name="ce1">
            <text:p>-162.9256098</text:p>
          </table:table-cell>
          <table:table-cell office:value-type="float" office:value="0" table:style-name="ce1">
            <text:p>0</text:p>
          </table:table-cell>
          <table:table-cell office:value-type="float" office:value="0.60819999999999996" table:style-name="ce1">
            <text:p>0.6082</text:p>
          </table:table-cell>
          <table:table-cell office:value-type="float" office:value="27.8" table:style-name="ce1">
            <text:p>27.8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29" table:style-name="ce1">
            <text:p>29</text:p>
          </table:table-cell>
          <table:table-cell office:value-type="float" office:value="4.5274632623341144" table:style-name="ce1">
            <text:p>4.527463262</text:p>
          </table:table-cell>
          <table:table-cell office:value-type="float" office:value="-54.569424751311843" table:style-name="ce1">
            <text:p>-54.56942475</text:p>
          </table:table-cell>
          <table:table-cell office:value-type="float" office:value="0" table:style-name="ce1">
            <text:p>0</text:p>
          </table:table-cell>
          <table:table-cell office:value-type="float" office:value="1.06" table:style-name="ce1">
            <text:p>1.06</text:p>
          </table:table-cell>
          <table:table-cell office:value-type="float" office:value="20.100000000000001" table:style-name="ce1">
            <text:p>20.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24" table:style-name="ce1">
            <text:p>24</text:p>
          </table:table-cell>
          <table:table-cell office:value-type="float" office:value="623.36909249057703" table:style-name="ce1">
            <text:p>623.3690925</text:p>
          </table:table-cell>
          <table:table-cell office:value-type="float" office:value="-579.87822557262984" table:style-name="ce1">
            <text:p>-579.8782256</text:p>
          </table:table-cell>
          <table:table-cell office:value-type="float" office:value="0" table:style-name="ce1">
            <text:p>0</text:p>
          </table:table-cell>
          <table:table-cell office:value-type="float" office:value="1.9244000000000001" table:style-name="ce1">
            <text:p>1.9244</text:p>
          </table:table-cell>
          <table:table-cell office:value-type="float" office:value="27.8" table:style-name="ce1">
            <text:p>27.8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24" table:style-name="ce1">
            <text:p>24</text:p>
          </table:table-cell>
          <table:table-cell office:value-type="float" office:value="423.65076441333588" table:style-name="ce1">
            <text:p>423.6507644</text:p>
          </table:table-cell>
          <table:table-cell office:value-type="float" office:value="-1289.3718916927612" table:style-name="ce1">
            <text:p>-1289.371892</text:p>
          </table:table-cell>
          <table:table-cell office:value-type="float" office:value="0" table:style-name="ce1">
            <text:p>0</text:p>
          </table:table-cell>
          <table:table-cell office:value-type="float" office:value="5.6894" table:style-name="ce1">
            <text:p>5.6894</text:p>
          </table:table-cell>
          <table:table-cell office:value-type="float" office:value="44" table:style-name="ce1">
            <text:p>44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22" table:style-name="ce1">
            <text:p>22</text:p>
          </table:table-cell>
          <table:table-cell office:value-type="float" office:value="59.123891427035751" table:style-name="ce1">
            <text:p>59.12389143</text:p>
          </table:table-cell>
          <table:table-cell office:value-type="float" office:value="-322.49395323837683" table:style-name="ce1">
            <text:p>-322.4939532</text:p>
          </table:table-cell>
          <table:table-cell office:value-type="float" office:value="0" table:style-name="ce1">
            <text:p>0</text:p>
          </table:table-cell>
          <table:table-cell office:value-type="float" office:value="0.69359999999999999" table:style-name="ce1">
            <text:p>0.6936</text:p>
          </table:table-cell>
          <table:table-cell office:value-type="float" office:value="27.8" table:style-name="ce1">
            <text:p>27.8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22" table:style-name="ce1">
            <text:p>22</text:p>
          </table:table-cell>
          <table:table-cell office:value-type="float" office:value="42.613170747697247" table:style-name="ce1">
            <text:p>42.61317075</text:p>
          </table:table-cell>
          <table:table-cell office:value-type="float" office:value="-327.79362113613269" table:style-name="ce1">
            <text:p>-327.7936211</text:p>
          </table:table-cell>
          <table:table-cell office:value-type="float" office:value="0" table:style-name="ce1">
            <text:p>0</text:p>
          </table:table-cell>
          <table:table-cell office:value-type="float" office:value="0.49320000000000003" table:style-name="ce1">
            <text:p>0.4932</text:p>
          </table:table-cell>
          <table:table-cell office:value-type="float" office:value="27.7" table:style-name="ce1">
            <text:p>27.7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29" table:style-name="ce1">
            <text:p>29</text:p>
          </table:table-cell>
          <table:table-cell office:value-type="float" office:value="4.5274632623341144" table:style-name="ce1">
            <text:p>4.527463262</text:p>
          </table:table-cell>
          <table:table-cell office:value-type="float" office:value="-54.569424751311843" table:style-name="ce1">
            <text:p>-54.56942475</text:p>
          </table:table-cell>
          <table:table-cell office:value-type="float" office:value="0" table:style-name="ce1">
            <text:p>0</text:p>
          </table:table-cell>
          <table:table-cell office:value-type="float" office:value="1.06" table:style-name="ce1">
            <text:p>1.06</text:p>
          </table:table-cell>
          <table:table-cell office:value-type="float" office:value="20.100000000000001" table:style-name="ce1">
            <text:p>20.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28" table:style-name="ce1">
            <text:p>28</text:p>
          </table:table-cell>
          <table:table-cell office:value-type="float" office:value="13.747816523258072" table:style-name="ce1">
            <text:p>13.74781652</text:p>
          </table:table-cell>
          <table:table-cell office:value-type="float" office:value="-141.52164068059778" table:style-name="ce1">
            <text:p>-141.5216407</text:p>
          </table:table-cell>
          <table:table-cell office:value-type="float" office:value="0" table:style-name="ce1">
            <text:p>0</text:p>
          </table:table-cell>
          <table:table-cell office:value-type="float" office:value="0.47760000000000002" table:style-name="ce1">
            <text:p>0.4776</text:p>
          </table:table-cell>
          <table:table-cell office:value-type="float" office:value="22.1" table:style-name="ce1">
            <text:p>22.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number-rows-repeated="2" table:style-name="ro1">
          <table:table-cell office:value-type="float" office:value="24" table:style-name="ce1">
            <text:p>24</text:p>
          </table:table-cell>
          <table:table-cell office:value-type="float" office:value="25" table:style-name="ce1">
            <text:p>25</text:p>
          </table:table-cell>
          <table:table-cell office:value-type="float" office:value="12.396950350213846" table:style-name="ce1">
            <text:p>12.39695035</text:p>
          </table:table-cell>
          <table:table-cell office:value-type="float" office:value="-108.47331556437116" table:style-name="ce1">
            <text:p>-108.4733156</text:p>
          </table:table-cell>
          <table:table-cell office:value-type="float" office:value="0" table:style-name="ce1">
            <text:p>0</text:p>
          </table:table-cell>
          <table:table-cell office:value-type="float" office:value="0.58360000000000001" table:style-name="ce1">
            <text:p>0.5836</text:p>
          </table:table-cell>
          <table:table-cell office:value-type="float" office:value="13.9" table:style-name="ce1">
            <text:p>13.9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28" table:style-name="ce1">
            <text:p>28</text:p>
          </table:table-cell>
          <table:table-cell office:value-type="float" office:value="13.747816523258072" table:style-name="ce1">
            <text:p>13.74781652</text:p>
          </table:table-cell>
          <table:table-cell office:value-type="float" office:value="-141.52164068059778" table:style-name="ce1">
            <text:p>-141.5216407</text:p>
          </table:table-cell>
          <table:table-cell office:value-type="float" office:value="0" table:style-name="ce1">
            <text:p>0</text:p>
          </table:table-cell>
          <table:table-cell office:value-type="float" office:value="0.47760000000000002" table:style-name="ce1">
            <text:p>0.4776</text:p>
          </table:table-cell>
          <table:table-cell office:value-type="float" office:value="22.1" table:style-name="ce1">
            <text:p>22.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26" table:style-name="ce1">
            <text:p>26</text:p>
          </table:table-cell>
          <table:table-cell office:value-type="float" office:value="6.1481709191515526" table:style-name="ce1">
            <text:p>6.148170919</text:p>
          </table:table-cell>
          <table:table-cell office:value-type="float" office:value="-175.22287119581924" table:style-name="ce1">
            <text:p>-175.2228712</text:p>
          </table:table-cell>
          <table:table-cell office:value-type="float" office:value="0" table:style-name="ce1">
            <text:p>0</text:p>
          </table:table-cell>
          <table:table-cell office:value-type="float" office:value="1.0640000000000001" table:style-name="ce1">
            <text:p>1.064</text:p>
          </table:table-cell>
          <table:table-cell office:value-type="float" office:value="69.599999999999994" table:style-name="ce1">
            <text:p>69.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26" table:style-name="ce1">
            <text:p>26</text:p>
          </table:table-cell>
          <table:table-cell office:value-type="float" office:value="6.1481709191515526" table:style-name="ce1">
            <text:p>6.148170919</text:p>
          </table:table-cell>
          <table:table-cell office:value-type="float" office:value="-175.22287119581924" table:style-name="ce1">
            <text:p>-175.2228712</text:p>
          </table:table-cell>
          <table:table-cell office:value-type="float" office:value="0" table:style-name="ce1">
            <text:p>0</text:p>
          </table:table-cell>
          <table:table-cell office:value-type="float" office:value="1.0640000000000001" table:style-name="ce1">
            <text:p>1.064</text:p>
          </table:table-cell>
          <table:table-cell office:value-type="float" office:value="55.4" table:style-name="ce1">
            <text:p>55.4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number-rows-repeated="2" table:style-name="ro1">
          <table:table-cell office:value-type="float" office:value="27" table:style-name="ce1">
            <text:p>27</text:p>
          </table:table-cell>
          <table:table-cell office:value-type="float" office:value="26" table:style-name="ce1">
            <text:p>26</text:p>
          </table:table-cell>
          <table:table-cell office:value-type="float" office:value="7.8923795129612619" table:style-name="ce1">
            <text:p>7.892379513</text:p>
          </table:table-cell>
          <table:table-cell office:value-type="float" office:value="-198.49334475097572" table:style-name="ce1">
            <text:p>-198.4933448</text:p>
          </table:table-cell>
          <table:table-cell office:value-type="float" office:value="0" table:style-name="ce1">
            <text:p>0</text:p>
          </table:table-cell>
          <table:table-cell office:value-type="float" office:value="0.3594" table:style-name="ce1">
            <text:p>0.3594</text:p>
          </table:table-cell>
          <table:table-cell office:value-type="float" office:value="31" table:style-name="ce1">
            <text:p>3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number-rows-repeated="2" table:style-name="ro1">
          <table:table-cell office:value-type="float" office:value="28" table:style-name="ce1">
            <text:p>28</text:p>
          </table:table-cell>
          <table:table-cell office:value-type="float" office:value="27" table:style-name="ce1">
            <text:p>27</text:p>
          </table:table-cell>
          <table:table-cell office:value-type="float" office:value="7.4955864803290178" table:style-name="ce1">
            <text:p>7.49558648</text:p>
          </table:table-cell>
          <table:table-cell office:value-type="float" office:value="-140.24636809247187" table:style-name="ce1">
            <text:p>-140.2463681</text:p>
          </table:table-cell>
          <table:table-cell office:value-type="float" office:value="0" table:style-name="ce1">
            <text:p>0</text:p>
          </table:table-cell>
          <table:table-cell office:value-type="float" office:value="0.59960000000000002" table:style-name="ce1">
            <text:p>0.5996</text:p>
          </table:table-cell>
          <table:table-cell office:value-type="float" office:value="30.7" table:style-name="ce1">
            <text:p>30.7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number-rows-repeated="2" table:style-name="ro1">
          <table:table-cell office:value-type="float" office:value="29" table:style-name="ce1">
            <text:p>29</text:p>
          </table:table-cell>
          <table:table-cell office:value-type="float" office:value="28" table:style-name="ce1">
            <text:p>28</text:p>
          </table:table-cell>
          <table:table-cell office:value-type="float" office:value="8.0161328603291011" table:style-name="ce1">
            <text:p>8.01613286</text:p>
          </table:table-cell>
          <table:table-cell office:value-type="float" office:value="-125.11454425141108" table:style-name="ce1">
            <text:p>-125.1145443</text:p>
          </table:table-cell>
          <table:table-cell office:value-type="float" office:value="0" table:style-name="ce1">
            <text:p>0</text:p>
          </table:table-cell>
          <table:table-cell office:value-type="float" office:value="0.68" table:style-name="ce1">
            <text:p>0.68</text:p>
          </table:table-cell>
          <table:table-cell office:value-type="float" office:value="27.8" table:style-name="ce1">
            <text:p>27.8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1.7751479289940828" table:style-name="ce1">
            <text:p>1.775147929</text:p>
          </table:table-cell>
          <table:table-cell office:value-type="float" office:value="-24.260355029585799" table:style-name="ce1">
            <text:p>-24.26035503</text:p>
          </table:table-cell>
          <table:table-cell office:value-type="float" office:value="0" table:style-name="ce1">
            <text:p>0</text:p>
          </table:table-cell>
          <table:table-cell office:value-type="float" office:value="8.8000000000000005E-3" table:style-name="ce1">
            <text:p>0.0088</text:p>
          </table:table-cell>
          <table:table-cell office:value-type="float" office:value="6.48" table:style-name="ce1">
            <text:p>6.48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1.7751479289940828" table:style-name="ce1">
            <text:p>1.775147929</text:p>
          </table:table-cell>
          <table:table-cell office:value-type="float" office:value="-24.260355029585799" table:style-name="ce1">
            <text:p>-24.26035503</text:p>
          </table:table-cell>
          <table:table-cell office:value-type="float" office:value="0" table:style-name="ce1">
            <text:p>0</text:p>
          </table:table-cell>
          <table:table-cell office:value-type="float" office:value="8.7999999999999995E-2" table:style-name="ce1">
            <text:p>0.088</text:p>
          </table:table-cell>
          <table:table-cell office:value-type="float" office:value="6.48" table:style-name="ce1">
            <text:p>6.48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.3973406570036815" table:style-name="ce1">
            <text:p>4.397340657</text:p>
          </table:table-cell>
          <table:table-cell office:value-type="float" office:value="-11.271479047579342" table:style-name="ce1">
            <text:p>-11.27147905</text:p>
          </table:table-cell>
          <table:table-cell office:value-type="float" office:value="0" table:style-name="ce1">
            <text:p>0</text:p>
          </table:table-cell>
          <table:table-cell office:value-type="float" office:value="2.4799999999999999E-2" table:style-name="ce1">
            <text:p>0.0248</text:p>
          </table:table-cell>
          <table:table-cell office:value-type="float" office:value="6.52" table:style-name="ce1">
            <text:p>6.5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0" table:style-name="ce1">
            <text:p>30</text:p>
          </table:table-cell>
          <table:table-cell office:value-type="float" office:value="4.3973406570036815" table:style-name="ce1">
            <text:p>4.397340657</text:p>
          </table:table-cell>
          <table:table-cell office:value-type="float" office:value="-11.271479047579342" table:style-name="ce1">
            <text:p>-11.27147905</text:p>
          </table:table-cell>
          <table:table-cell office:value-type="float" office:value="0" table:style-name="ce1">
            <text:p>0</text:p>
          </table:table-cell>
          <table:table-cell office:value-type="float" office:value="2.4799999999999999E-2" table:style-name="ce1">
            <text:p>0.0248</text:p>
          </table:table-cell>
          <table:table-cell office:value-type="float" office:value="6.52" table:style-name="ce1">
            <text:p>6.5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number-rows-repeated="1048475" table:style-name="ro1">
          <table:table-cell table:number-columns-repeated="16384"/>
        </table:table-row>
      </table:table>
      <table:table table:name="Gens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Bus</text:p>
          </table:table-cell>
          <table:table-cell office:value-type="string" table:style-name="ce1">
            <text:p>Pg (pu)</text:p>
          </table:table-cell>
          <table:table-cell office:value-type="string" table:style-name="ce1">
            <text:p>Qg (pu)</text:p>
          </table:table-cell>
          <table:table-cell office:value-type="string" table:style-name="ce1">
            <text:p>Q_max (pu)</text:p>
          </table:table-cell>
          <table:table-cell office:value-type="string" table:style-name="ce1">
            <text:p>Q_min (pu)</text:p>
          </table:table-cell>
          <table:table-cell office:value-type="string" table:style-name="ce1">
            <text:p>V_set (pu)</text:p>
          </table:table-cell>
          <table:table-cell office:value-type="string" table:style-name="ce1">
            <text:p>P_max (pu)</text:p>
          </table:table-cell>
          <table:table-cell office:value-type="string" table:style-name="ce1">
            <text:p>P_min (pu)</text:p>
          </table:table-cell>
          <table:table-cell office:value-type="string" table:style-name="ce1">
            <text:p>cost_a</text:p>
          </table:table-cell>
          <table:table-cell office:value-type="string" table:style-name="ce1">
            <text:p>cost_b</text:p>
          </table:table-cell>
          <table:table-cell office:value-type="string" table:style-name="ce1">
            <text:p>cost_c</text:p>
          </table:table-cell>
          <table:table-cell table:number-columns-repeated="16373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.96774" table:style-name="ce1">
            <text:p>3.96774</text:p>
          </table:table-cell>
          <table:table-cell office:value-type="float" office:value="-0.49180000000000001" table:style-name="ce1">
            <text:p>-0.4918</text:p>
          </table:table-cell>
          <table:table-cell office:value-type="float" office:value="1.3922090460000001" table:style-name="ce1">
            <text:p>1.392209046</text:p>
          </table:table-cell>
          <table:table-cell office:value-type="float" office:value="-1.8845909539999999" table:style-name="ce1">
            <text:p>-1.884590954</text:p>
          </table:table-cell>
          <table:table-cell office:value-type="float" office:value="1" table:style-name="ce1">
            <text:p>1</text:p>
          </table:table-cell>
          <table:table-cell office:value-type="float" office:value="4.9349999999999996" table:style-name="ce1">
            <text:p>4.93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4.4186231999999999" table:style-name="ce1">
            <text:p>4.4186232</text:p>
          </table:table-cell>
          <table:table-cell office:value-type="float" office:value="0" table:style-name="ce1">
            <text:p>0</text:p>
          </table:table-cell>
          <table:table-cell office:value-type="float" office:value="1.0522927289999999" table:style-name="ce1">
            <text:p>1.052292729</text:p>
          </table:table-cell>
          <table:table-cell office:value-type="float" office:value="-0.66296666439999996" table:style-name="ce1">
            <text:p>-0.662966664</text:p>
          </table:table-cell>
          <table:table-cell office:value-type="float" office:value="1" table:style-name="ce1">
            <text:p>1</text:p>
          </table:table-cell>
          <table:table-cell office:value-type="float" office:value="5.4958" table:style-name="ce1">
            <text:p>5.495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8" table:style-name="ce1">
            <text:p>1.8</text:p>
          </table:table-cell>
          <table:table-cell office:value-type="float" office:value="-1" table:style-name="ce1">
            <text:p>-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0" table:style-name="ce1">
            <text:p>7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0.1505088" table:style-name="ce1">
            <text:p>0.1505088</text:p>
          </table:table-cell>
          <table:table-cell office:value-type="float" office:value="0" table:style-name="ce1">
            <text:p>0</text:p>
          </table:table-cell>
          <table:table-cell office:value-type="float" office:value="7.8E-2" table:style-name="ce1">
            <text:p>0.078</text:p>
          </table:table-cell>
          <table:table-cell office:value-type="float" office:value="-8.9900000000000008E-2" table:style-name="ce1">
            <text:p>-0.0899</text:p>
          </table:table-cell>
          <table:table-cell office:value-type="float" office:value="1" table:style-name="ce1">
            <text:p>1</text:p>
          </table:table-cell>
          <table:table-cell office:value-type="float" office:value="0.18719999999999998" table:style-name="ce1">
            <text:p>0.187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0" table:style-name="ce1">
            <text:p>7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0" table:style-name="ce1">
            <text:p>100</text:p>
          </table:table-cell>
          <table:table-cell office:value-type="float" office:value="-100" table:style-name="ce1">
            <text:p>-100</text:p>
          </table:table-cell>
          <table:table-cell office:value-type="float" office:value="1" table:style-name="ce1">
            <text:p>1</text:p>
          </table:table-cell>
          <table:table-cell office:value-type="float" office:value="1000" table:style-name="ce1">
            <text:p>10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00" table:style-name="ce1">
            <text:p>20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0.12832850000000001" table:style-name="ce1">
            <text:p>0.128328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000" table:style-name="ce1">
            <text:p>10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0.29289719999999997" table:style-name="ce1">
            <text:p>0.2928972</text:p>
          </table:table-cell>
          <table:table-cell office:value-type="float" office:value="0" table:style-name="ce1">
            <text:p>0</text:p>
          </table:table-cell>
          <table:table-cell office:value-type="float" office:value="0.14328265000000001" table:style-name="ce1">
            <text:p>0.14328265</text:p>
          </table:table-cell>
          <table:table-cell office:value-type="float" office:value="-0.17671735000000002" table:style-name="ce1">
            <text:p>-0.17671735</text:p>
          </table:table-cell>
          <table:table-cell office:value-type="float" office:value="1" table:style-name="ce1">
            <text:p>1</text:p>
          </table:table-cell>
          <table:table-cell office:value-type="float" office:value="0.36430000000000001" table:style-name="ce1">
            <text:p>0.364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2.25296" table:style-name="ce1">
            <text:p>12.25296</text:p>
          </table:table-cell>
          <table:table-cell office:value-type="float" office:value="2.6704000000000003" table:style-name="ce1">
            <text:p>2.6704</text:p>
          </table:table-cell>
          <table:table-cell office:value-type="float" office:value="11.08510424" table:style-name="ce1">
            <text:p>11.08510424</text:p>
          </table:table-cell>
          <table:table-cell office:value-type="float" office:value="-4.7335650779999998" table:style-name="ce1">
            <text:p>-4.733565078</text:p>
          </table:table-cell>
          <table:table-cell office:value-type="float" office:value="1" table:style-name="ce1">
            <text:p>1</text:p>
          </table:table-cell>
          <table:table-cell office:value-type="float" office:value="15.24" table:style-name="ce1">
            <text:p>15.2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8.049999999999997" table:style-name="ce1">
            <text:p>38.05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9.6479999999999996E-2" table:style-name="ce1">
            <text:p>0.0964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.12" table:style-name="ce1">
            <text:p>0.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9.760000000000005" table:style-name="ce1">
            <text:p>69.76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0" table:style-name="ce1">
            <text:p>100</text:p>
          </table:table-cell>
          <table:table-cell office:value-type="float" office:value="-100" table:style-name="ce1">
            <text:p>-100</text:p>
          </table:table-cell>
          <table:table-cell office:value-type="float" office:value="1" table:style-name="ce1">
            <text:p>1</text:p>
          </table:table-cell>
          <table:table-cell office:value-type="float" office:value="1000" table:style-name="ce1">
            <text:p>10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00" table:style-name="ce1">
            <text:p>20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0.22146009999999999" table:style-name="ce1">
            <text:p>0.221460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000" table:style-name="ce1">
            <text:p>10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3.118716" table:style-name="ce1">
            <text:p>3.118716</text:p>
          </table:table-cell>
          <table:table-cell office:value-type="float" office:value="1.2833639999999999" table:style-name="ce1">
            <text:p>1.283364</text:p>
          </table:table-cell>
          <table:table-cell office:value-type="float" office:value="1.2833642169999999" table:style-name="ce1">
            <text:p>1.283364217</text:p>
          </table:table-cell>
          <table:table-cell office:value-type="float" office:value="-1.581387783" table:style-name="ce1">
            <text:p>-1.581387783</text:p>
          </table:table-cell>
          <table:table-cell office:value-type="float" office:value="1" table:style-name="ce1">
            <text:p>1</text:p>
          </table:table-cell>
          <table:table-cell office:value-type="float" office:value="3.8789999999999996" table:style-name="ce1">
            <text:p>3.87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.1088616" table:style-name="ce1">
            <text:p>0.1088616</text:p>
          </table:table-cell>
          <table:table-cell office:value-type="float" office:value="0" table:style-name="ce1">
            <text:p>0</text:p>
          </table:table-cell>
          <table:table-cell office:value-type="float" office:value="-3.5112400000000002E-2" table:style-name="ce1">
            <text:p>-0.0351124</text:p>
          </table:table-cell>
          <table:table-cell office:value-type="float" office:value="-3.5112400000000002E-2" table:style-name="ce1">
            <text:p>-0.0351124</text:p>
          </table:table-cell>
          <table:table-cell office:value-type="float" office:value="1" table:style-name="ce1">
            <text:p>1</text:p>
          </table:table-cell>
          <table:table-cell office:value-type="float" office:value="0.13539999999999999" table:style-name="ce1">
            <text:p>0.135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4.4461200000000005" table:style-name="ce1">
            <text:p>4.44612</text:p>
          </table:table-cell>
          <table:table-cell office:value-type="float" office:value="1.2429999999999999" table:style-name="ce1">
            <text:p>1.243</text:p>
          </table:table-cell>
          <table:table-cell office:value-type="float" office:value="1.447939487" table:style-name="ce1">
            <text:p>1.447939487</text:p>
          </table:table-cell>
          <table:table-cell office:value-type="float" office:value="-0.66169873339999996" table:style-name="ce1">
            <text:p>-0.661698733</text:p>
          </table:table-cell>
          <table:table-cell office:value-type="float" office:value="1" table:style-name="ce1">
            <text:p>1</text:p>
          </table:table-cell>
          <table:table-cell office:value-type="float" office:value="5.53" table:style-name="ce1">
            <text:p>5.5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.1215648" table:style-name="ce1">
            <text:p>0.1215648</text:p>
          </table:table-cell>
          <table:table-cell office:value-type="float" office:value="0" table:style-name="ce1">
            <text:p>0</text:p>
          </table:table-cell>
          <table:table-cell office:value-type="float" office:value="6.5071000000000004E-2" table:style-name="ce1">
            <text:p>0.065071</text:p>
          </table:table-cell>
          <table:table-cell office:value-type="float" office:value="-7.2929000000000008E-2" table:style-name="ce1">
            <text:p>-0.072929</text:p>
          </table:table-cell>
          <table:table-cell office:value-type="float" office:value="1" table:style-name="ce1">
            <text:p>1</text:p>
          </table:table-cell>
          <table:table-cell office:value-type="float" office:value="0.1512" table:style-name="ce1">
            <text:p>0.15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0" table:style-name="ce1">
            <text:p>7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0" table:style-name="ce1">
            <text:p>100</text:p>
          </table:table-cell>
          <table:table-cell office:value-type="float" office:value="-100" table:style-name="ce1">
            <text:p>-100</text:p>
          </table:table-cell>
          <table:table-cell office:value-type="float" office:value="1" table:style-name="ce1">
            <text:p>1</text:p>
          </table:table-cell>
          <table:table-cell office:value-type="float" office:value="1000" table:style-name="ce1">
            <text:p>10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00" table:style-name="ce1">
            <text:p>20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000" table:style-name="ce1">
            <text:p>10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0" table:style-name="ce1">
            <text:p>7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0.20260800000000001" table:style-name="ce1">
            <text:p>0.202608</text:p>
          </table:table-cell>
          <table:table-cell office:value-type="float" office:value="0" table:style-name="ce1">
            <text:p>0</text:p>
          </table:table-cell>
          <table:table-cell office:value-type="float" office:value="0.1065561979" table:style-name="ce1">
            <text:p>0.106556198</text:p>
          </table:table-cell>
          <table:table-cell office:value-type="float" office:value="-0.1234438021" table:style-name="ce1">
            <text:p>-0.123443802</text:p>
          </table:table-cell>
          <table:table-cell office:value-type="float" office:value="1" table:style-name="ce1">
            <text:p>1</text:p>
          </table:table-cell>
          <table:table-cell office:value-type="float" office:value="0.252" table:style-name="ce1">
            <text:p>0.25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18.36336" table:style-name="ce1">
            <text:p>18.36336</text:p>
          </table:table-cell>
          <table:table-cell office:value-type="float" office:value="5.9714" table:style-name="ce1">
            <text:p>5.9714</text:p>
          </table:table-cell>
          <table:table-cell office:value-type="float" office:value="6.4146831180000001" table:style-name="ce1">
            <text:p>6.414683118</text:p>
          </table:table-cell>
          <table:table-cell office:value-type="float" office:value="-6.7900375859999995" table:style-name="ce1">
            <text:p>-6.790037586</text:p>
          </table:table-cell>
          <table:table-cell office:value-type="float" office:value="1" table:style-name="ce1">
            <text:p>1</text:p>
          </table:table-cell>
          <table:table-cell office:value-type="float" office:value="22.84" table:style-name="ce1">
            <text:p>22.8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6" table:style-name="ce1">
            <text:p>46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2.7336" table:style-name="ce1">
            <text:p>2.7336</text:p>
          </table:table-cell>
          <table:table-cell office:value-type="float" office:value="0" table:style-name="ce1">
            <text:p>0</text:p>
          </table:table-cell>
          <table:table-cell office:value-type="float" office:value="1.5034000000000001" table:style-name="ce1">
            <text:p>1.5034</text:p>
          </table:table-cell>
          <table:table-cell office:value-type="float" office:value="-1.378599087" table:style-name="ce1">
            <text:p>-1.378599087</text:p>
          </table:table-cell>
          <table:table-cell office:value-type="float" office:value="1" table:style-name="ce1">
            <text:p>1</text:p>
          </table:table-cell>
          <table:table-cell office:value-type="float" office:value="3.4" table:style-name="ce1">
            <text:p>3.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0" table:style-name="ce1">
            <text:p>7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2.08236" table:style-name="ce1">
            <text:p>2.08236</text:p>
          </table:table-cell>
          <table:table-cell office:value-type="float" office:value="0" table:style-name="ce1">
            <text:p>0</text:p>
          </table:table-cell>
          <table:table-cell office:value-type="float" office:value="1.3727" table:style-name="ce1">
            <text:p>1.3727</text:p>
          </table:table-cell>
          <table:table-cell office:value-type="float" office:value="-1.2295" table:style-name="ce1">
            <text:p>-1.2295</text:p>
          </table:table-cell>
          <table:table-cell office:value-type="float" office:value="1" table:style-name="ce1">
            <text:p>1</text:p>
          </table:table-cell>
          <table:table-cell office:value-type="float" office:value="2.59" table:style-name="ce1">
            <text:p>2.5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9.760000000000005" table:style-name="ce1">
            <text:p>69.76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0" table:style-name="ce1">
            <text:p>100</text:p>
          </table:table-cell>
          <table:table-cell office:value-type="float" office:value="-100" table:style-name="ce1">
            <text:p>-100</text:p>
          </table:table-cell>
          <table:table-cell office:value-type="float" office:value="1" table:style-name="ce1">
            <text:p>1</text:p>
          </table:table-cell>
          <table:table-cell office:value-type="float" office:value="1000" table:style-name="ce1">
            <text:p>10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00" table:style-name="ce1">
            <text:p>20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0.2026" table:style-name="ce1">
            <text:p>0.202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000" table:style-name="ce1">
            <text:p>10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0" table:style-name="ce1">
            <text:p>7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8.6349599999999995" table:style-name="ce1">
            <text:p>8.63496</text:p>
          </table:table-cell>
          <table:table-cell office:value-type="float" office:value="-0.28899999999999998" table:style-name="ce1">
            <text:p>-0.289</text:p>
          </table:table-cell>
          <table:table-cell office:value-type="float" office:value="4.1647256320000006" table:style-name="ce1">
            <text:p>4.164725632</text:p>
          </table:table-cell>
          <table:table-cell office:value-type="float" office:value="-4.2977315779999996" table:style-name="ce1">
            <text:p>-4.297731578</text:p>
          </table:table-cell>
          <table:table-cell office:value-type="float" office:value="1" table:style-name="ce1">
            <text:p>1</text:p>
          </table:table-cell>
          <table:table-cell office:value-type="float" office:value="10.74" table:style-name="ce1">
            <text:p>10.7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0.186528" table:style-name="ce1">
            <text:p>0.186528</text:p>
          </table:table-cell>
          <table:table-cell office:value-type="float" office:value="0" table:style-name="ce1">
            <text:p>0</text:p>
          </table:table-cell>
          <table:table-cell office:value-type="float" office:value="0.1538765205" table:style-name="ce1">
            <text:p>0.153876521</text:p>
          </table:table-cell>
          <table:table-cell office:value-type="float" office:value="-9.9377775859999989E-2" table:style-name="ce1">
            <text:p>-0.099377776</text:p>
          </table:table-cell>
          <table:table-cell office:value-type="float" office:value="1" table:style-name="ce1">
            <text:p>1</text:p>
          </table:table-cell>
          <table:table-cell office:value-type="float" office:value="0.23199999999999998" table:style-name="ce1">
            <text:p>0.23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8.049999999999997" table:style-name="ce1">
            <text:p>38.05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0" table:style-name="ce1">
            <text:p>100</text:p>
          </table:table-cell>
          <table:table-cell office:value-type="float" office:value="-100" table:style-name="ce1">
            <text:p>-100</text:p>
          </table:table-cell>
          <table:table-cell office:value-type="float" office:value="1" table:style-name="ce1">
            <text:p>1</text:p>
          </table:table-cell>
          <table:table-cell office:value-type="float" office:value="1000" table:style-name="ce1">
            <text:p>10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00" table:style-name="ce1">
            <text:p>20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000" table:style-name="ce1">
            <text:p>10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8.0522208000000006" table:style-name="ce1">
            <text:p>8.0522208</text:p>
          </table:table-cell>
          <table:table-cell office:value-type="float" office:value="2.4483999999999999" table:style-name="ce1">
            <text:p>2.4484</text:p>
          </table:table-cell>
          <table:table-cell office:value-type="float" office:value="4.3966181999999998" table:style-name="ce1">
            <text:p>4.3966182</text:p>
          </table:table-cell>
          <table:table-cell office:value-type="float" office:value="-4.8480304890000001" table:style-name="ce1">
            <text:p>-4.848030489</text:p>
          </table:table-cell>
          <table:table-cell office:value-type="float" office:value="1" table:style-name="ce1">
            <text:p>1</text:p>
          </table:table-cell>
          <table:table-cell office:value-type="float" office:value="10.0152" table:style-name="ce1">
            <text:p>10.015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0.26532" table:style-name="ce1">
            <text:p>0.26532</text:p>
          </table:table-cell>
          <table:table-cell office:value-type="float" office:value="0" table:style-name="ce1">
            <text:p>0</text:p>
          </table:table-cell>
          <table:table-cell office:value-type="float" office:value="0.248" table:style-name="ce1">
            <text:p>0.248</text:p>
          </table:table-cell>
          <table:table-cell office:value-type="float" office:value="-0.255" table:style-name="ce1">
            <text:p>-0.255</text:p>
          </table:table-cell>
          <table:table-cell office:value-type="float" office:value="1" table:style-name="ce1">
            <text:p>1</text:p>
          </table:table-cell>
          <table:table-cell office:value-type="float" office:value="0.33" table:style-name="ce1">
            <text:p>0.3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0.39717599999999997" table:style-name="ce1">
            <text:p>0.397176</text:p>
          </table:table-cell>
          <table:table-cell office:value-type="float" office:value="0" table:style-name="ce1">
            <text:p>0</text:p>
          </table:table-cell>
          <table:table-cell office:value-type="float" office:value="0.12090137699999999" table:style-name="ce1">
            <text:p>0.120901377</text:p>
          </table:table-cell>
          <table:table-cell office:value-type="float" office:value="-0.17489862299999998" table:style-name="ce1">
            <text:p>-0.174898623</text:p>
          </table:table-cell>
          <table:table-cell office:value-type="float" office:value="1" table:style-name="ce1">
            <text:p>1</text:p>
          </table:table-cell>
          <table:table-cell office:value-type="float" office:value="0.49399999999999999" table:style-name="ce1">
            <text:p>0.49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0" table:style-name="ce1">
            <text:p>7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0" table:style-name="ce1">
            <text:p>100</text:p>
          </table:table-cell>
          <table:table-cell office:value-type="float" office:value="-100" table:style-name="ce1">
            <text:p>-100</text:p>
          </table:table-cell>
          <table:table-cell office:value-type="float" office:value="1" table:style-name="ce1">
            <text:p>1</text:p>
          </table:table-cell>
          <table:table-cell office:value-type="float" office:value="1000" table:style-name="ce1">
            <text:p>10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00" table:style-name="ce1">
            <text:p>20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0.56454799999999994" table:style-name="ce1">
            <text:p>0.56454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000" table:style-name="ce1">
            <text:p>10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8.049999999999997" table:style-name="ce1">
            <text:p>38.05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1.8234719999999998" table:style-name="ce1">
            <text:p>1.823472</text:p>
          </table:table-cell>
          <table:table-cell office:value-type="float" office:value="-1.1107" table:style-name="ce1">
            <text:p>-1.1107</text:p>
          </table:table-cell>
          <table:table-cell office:value-type="float" office:value="1.2575598080000001" table:style-name="ce1">
            <text:p>1.257559808</text:p>
          </table:table-cell>
          <table:table-cell office:value-type="float" office:value="-1.310176558" table:style-name="ce1">
            <text:p>-1.310176558</text:p>
          </table:table-cell>
          <table:table-cell office:value-type="float" office:value="1" table:style-name="ce1">
            <text:p>1</text:p>
          </table:table-cell>
          <table:table-cell office:value-type="float" office:value="2.2680000000000002" table:style-name="ce1">
            <text:p>2.26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9.7766400000000004" table:style-name="ce1">
            <text:p>9.77664</text:p>
          </table:table-cell>
          <table:table-cell office:value-type="float" office:value="0" table:style-name="ce1">
            <text:p>0</text:p>
          </table:table-cell>
          <table:table-cell office:value-type="float" office:value="6.8134072310000002" table:style-name="ce1">
            <text:p>6.813407231</text:p>
          </table:table-cell>
          <table:table-cell office:value-type="float" office:value="-4.6907282690000001" table:style-name="ce1">
            <text:p>-4.690728269</text:p>
          </table:table-cell>
          <table:table-cell office:value-type="float" office:value="1" table:style-name="ce1">
            <text:p>1</text:p>
          </table:table-cell>
          <table:table-cell office:value-type="float" office:value="12.16" table:style-name="ce1">
            <text:p>12.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8.8761600000000005" table:style-name="ce1">
            <text:p>8.87616</text:p>
          </table:table-cell>
          <table:table-cell office:value-type="float" office:value="0" table:style-name="ce1">
            <text:p>0</text:p>
          </table:table-cell>
          <table:table-cell office:value-type="float" office:value="2.2034389210000001" table:style-name="ce1">
            <text:p>2.203438921</text:p>
          </table:table-cell>
          <table:table-cell office:value-type="float" office:value="-2.0524054309999999" table:style-name="ce1">
            <text:p>-2.052405431</text:p>
          </table:table-cell>
          <table:table-cell office:value-type="float" office:value="1" table:style-name="ce1">
            <text:p>1</text:p>
          </table:table-cell>
          <table:table-cell office:value-type="float" office:value="11.04" table:style-name="ce1">
            <text:p>11.0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6" table:style-name="ce1">
            <text:p>46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0" table:style-name="ce1">
            <text:p>100</text:p>
          </table:table-cell>
          <table:table-cell office:value-type="float" office:value="-100" table:style-name="ce1">
            <text:p>-100</text:p>
          </table:table-cell>
          <table:table-cell office:value-type="float" office:value="1" table:style-name="ce1">
            <text:p>1</text:p>
          </table:table-cell>
          <table:table-cell office:value-type="float" office:value="1000" table:style-name="ce1">
            <text:p>10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00" table:style-name="ce1">
            <text:p>20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000" table:style-name="ce1">
            <text:p>10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9.760000000000005" table:style-name="ce1">
            <text:p>69.76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0" table:style-name="ce1">
            <text:p>100</text:p>
          </table:table-cell>
          <table:table-cell office:value-type="float" office:value="-100" table:style-name="ce1">
            <text:p>-100</text:p>
          </table:table-cell>
          <table:table-cell office:value-type="float" office:value="1" table:style-name="ce1">
            <text:p>1</text:p>
          </table:table-cell>
          <table:table-cell office:value-type="float" office:value="1000" table:style-name="ce1">
            <text:p>10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00" table:style-name="ce1">
            <text:p>20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0.37227879999999997" table:style-name="ce1">
            <text:p>0.372278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000" table:style-name="ce1">
            <text:p>10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0" table:style-name="ce1">
            <text:p>100</text:p>
          </table:table-cell>
          <table:table-cell office:value-type="float" office:value="-100" table:style-name="ce1">
            <text:p>-100</text:p>
          </table:table-cell>
          <table:table-cell office:value-type="float" office:value="1" table:style-name="ce1">
            <text:p>1</text:p>
          </table:table-cell>
          <table:table-cell office:value-type="float" office:value="1000" table:style-name="ce1">
            <text:p>10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00" table:style-name="ce1">
            <text:p>20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3.5874280000000001" table:style-name="ce1">
            <text:p>3.58742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000" table:style-name="ce1">
            <text:p>10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9.7123200000000001" table:style-name="ce1">
            <text:p>9.71232</text:p>
          </table:table-cell>
          <table:table-cell office:value-type="float" office:value="2.3367" table:style-name="ce1">
            <text:p>2.3367</text:p>
          </table:table-cell>
          <table:table-cell office:value-type="float" office:value="5.5919411749999997" table:style-name="ce1">
            <text:p>5.591941175</text:p>
          </table:table-cell>
          <table:table-cell office:value-type="float" office:value="-5.3968407760000003" table:style-name="ce1">
            <text:p>-5.396840776</text:p>
          </table:table-cell>
          <table:table-cell office:value-type="float" office:value="1" table:style-name="ce1">
            <text:p>1</text:p>
          </table:table-cell>
          <table:table-cell office:value-type="float" office:value="12.08" table:style-name="ce1">
            <text:p>12.0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5.074999999999999" table:style-name="ce1">
            <text:p>15.075</text:p>
          </table:table-cell>
          <table:table-cell office:value-type="float" office:value="0" table:style-name="ce1">
            <text:p>0</text:p>
          </table:table-cell>
          <table:table-cell office:value-type="float" office:value="6.9717126819999997" table:style-name="ce1">
            <text:p>6.971712682</text:p>
          </table:table-cell>
          <table:table-cell office:value-type="float" office:value="-8.2962668540000006" table:style-name="ce1">
            <text:p>-8.296266854</text:p>
          </table:table-cell>
          <table:table-cell office:value-type="float" office:value="1" table:style-name="ce1">
            <text:p>1</text:p>
          </table:table-cell>
          <table:table-cell office:value-type="float" office:value="18.75" table:style-name="ce1">
            <text:p>18.7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8.049999999999997" table:style-name="ce1">
            <text:p>38.05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3.3768000000000002" table:style-name="ce1">
            <text:p>3.3768</text:p>
          </table:table-cell>
          <table:table-cell office:value-type="float" office:value="0" table:style-name="ce1">
            <text:p>0</text:p>
          </table:table-cell>
          <table:table-cell office:value-type="float" office:value="1.679526233" table:style-name="ce1">
            <text:p>1.679526233</text:p>
          </table:table-cell>
          <table:table-cell office:value-type="float" office:value="-1.380443168" table:style-name="ce1">
            <text:p>-1.380443168</text:p>
          </table:table-cell>
          <table:table-cell office:value-type="float" office:value="1" table:style-name="ce1">
            <text:p>1</text:p>
          </table:table-cell>
          <table:table-cell office:value-type="float" office:value="4.2" table:style-name="ce1">
            <text:p>4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6" table:style-name="ce1">
            <text:p>46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0" table:style-name="ce1">
            <text:p>100</text:p>
          </table:table-cell>
          <table:table-cell office:value-type="float" office:value="-100" table:style-name="ce1">
            <text:p>-100</text:p>
          </table:table-cell>
          <table:table-cell office:value-type="float" office:value="1" table:style-name="ce1">
            <text:p>1</text:p>
          </table:table-cell>
          <table:table-cell office:value-type="float" office:value="1000" table:style-name="ce1">
            <text:p>10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00" table:style-name="ce1">
            <text:p>20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5.074999999999999" table:style-name="ce1">
            <text:p>15.075</text:p>
          </table:table-cell>
          <table:table-cell office:value-type="float" office:value="0" table:style-name="ce1">
            <text:p>0</text:p>
          </table:table-cell>
          <table:table-cell office:value-type="float" office:value="6.9717126819999997" table:style-name="ce1">
            <text:p>6.971712682</text:p>
          </table:table-cell>
          <table:table-cell office:value-type="float" office:value="-8.2962668540000006" table:style-name="ce1">
            <text:p>-8.296266854</text:p>
          </table:table-cell>
          <table:table-cell office:value-type="float" office:value="1" table:style-name="ce1">
            <text:p>1</text:p>
          </table:table-cell>
          <table:table-cell office:value-type="float" office:value="18.75" table:style-name="ce1">
            <text:p>18.7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.0500000000000007" table:style-name="ce1">
            <text:p>8.05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000" table:style-name="ce1">
            <text:p>10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.0477727999999999" table:style-name="ce1">
            <text:p>1.0477728</text:p>
          </table:table-cell>
          <table:table-cell office:value-type="float" office:value="0" table:style-name="ce1">
            <text:p>0</text:p>
          </table:table-cell>
          <table:table-cell office:value-type="float" office:value="-0.57600000000000007" table:style-name="ce1">
            <text:p>-0.576</text:p>
          </table:table-cell>
          <table:table-cell office:value-type="float" office:value="-0.57600000000000007" table:style-name="ce1">
            <text:p>-0.576</text:p>
          </table:table-cell>
          <table:table-cell office:value-type="float" office:value="1" table:style-name="ce1">
            <text:p>1</text:p>
          </table:table-cell>
          <table:table-cell office:value-type="float" office:value="1.3031999999999999" table:style-name="ce1">
            <text:p>1.303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9.344239999999999" table:style-name="ce1">
            <text:p>19.34424</text:p>
          </table:table-cell>
          <table:table-cell office:value-type="float" office:value="11.8927" table:style-name="ce1">
            <text:p>11.8927</text:p>
          </table:table-cell>
          <table:table-cell office:value-type="float" office:value="12.160950809999999" table:style-name="ce1">
            <text:p>12.16095081</text:p>
          </table:table-cell>
          <table:table-cell office:value-type="float" office:value="-10.0632167" table:style-name="ce1">
            <text:p>-10.0632167</text:p>
          </table:table-cell>
          <table:table-cell office:value-type="float" office:value="1" table:style-name="ce1">
            <text:p>1</text:p>
          </table:table-cell>
          <table:table-cell office:value-type="float" office:value="24.06" table:style-name="ce1">
            <text:p>24.0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5.766439999999999" table:style-name="ce1">
            <text:p>15.76644</text:p>
          </table:table-cell>
          <table:table-cell office:value-type="float" office:value="0" table:style-name="ce1">
            <text:p>0</text:p>
          </table:table-cell>
          <table:table-cell office:value-type="float" office:value="8.7321601629999996" table:style-name="ce1">
            <text:p>8.732160163</text:p>
          </table:table-cell>
          <table:table-cell office:value-type="float" office:value="-5.7146171350000001" table:style-name="ce1">
            <text:p>-5.714617135</text:p>
          </table:table-cell>
          <table:table-cell office:value-type="float" office:value="1" table:style-name="ce1">
            <text:p>1</text:p>
          </table:table-cell>
          <table:table-cell office:value-type="float" office:value="19.61" table:style-name="ce1">
            <text:p>19.6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6" table:style-name="ce1">
            <text:p>46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.2462" table:style-name="ce1">
            <text:p>1.2462</text:p>
          </table:table-cell>
          <table:table-cell office:value-type="float" office:value="0" table:style-name="ce1">
            <text:p>0</text:p>
          </table:table-cell>
          <table:table-cell office:value-type="float" office:value="0.94224833039999989" table:style-name="ce1">
            <text:p>0.94224833</text:p>
          </table:table-cell>
          <table:table-cell office:value-type="float" office:value="-0.75208609420000005" table:style-name="ce1">
            <text:p>-0.752086094</text:p>
          </table:table-cell>
          <table:table-cell office:value-type="float" office:value="1" table:style-name="ce1">
            <text:p>1</text:p>
          </table:table-cell>
          <table:table-cell office:value-type="float" office:value="1.55" table:style-name="ce1">
            <text:p>1.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9.760000000000005" table:style-name="ce1">
            <text:p>69.76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8.3535599999999999" table:style-name="ce1">
            <text:p>8.35356</text:p>
          </table:table-cell>
          <table:table-cell office:value-type="float" office:value="0" table:style-name="ce1">
            <text:p>0</text:p>
          </table:table-cell>
          <table:table-cell office:value-type="float" office:value="6.7031589489999996" table:style-name="ce1">
            <text:p>6.703158949</text:p>
          </table:table-cell>
          <table:table-cell office:value-type="float" office:value="-5.3907053169999992" table:style-name="ce1">
            <text:p>-5.390705317</text:p>
          </table:table-cell>
          <table:table-cell office:value-type="float" office:value="1" table:style-name="ce1">
            <text:p>1</text:p>
          </table:table-cell>
          <table:table-cell office:value-type="float" office:value="10.39" table:style-name="ce1">
            <text:p>10.3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8.049999999999997" table:style-name="ce1">
            <text:p>38.05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0" table:style-name="ce1">
            <text:p>100</text:p>
          </table:table-cell>
          <table:table-cell office:value-type="float" office:value="-100" table:style-name="ce1">
            <text:p>-100</text:p>
          </table:table-cell>
          <table:table-cell office:value-type="float" office:value="1" table:style-name="ce1">
            <text:p>1</text:p>
          </table:table-cell>
          <table:table-cell office:value-type="float" office:value="1000" table:style-name="ce1">
            <text:p>10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00" table:style-name="ce1">
            <text:p>20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2.2350909999999997" table:style-name="ce1">
            <text:p>2.23509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000" table:style-name="ce1">
            <text:p>10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0" table:style-name="ce1">
            <text:p>7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7.8792" table:style-name="ce1">
            <text:p>7.8792</text:p>
          </table:table-cell>
          <table:table-cell office:value-type="float" office:value="3.5762" table:style-name="ce1">
            <text:p>3.5762</text:p>
          </table:table-cell>
          <table:table-cell office:value-type="float" office:value="5.7998399770000004" table:style-name="ce1">
            <text:p>5.799839977</text:p>
          </table:table-cell>
          <table:table-cell office:value-type="float" office:value="-4.1811790499999999" table:style-name="ce1">
            <text:p>-4.18117905</text:p>
          </table:table-cell>
          <table:table-cell office:value-type="float" office:value="1" table:style-name="ce1">
            <text:p>1</text:p>
          </table:table-cell>
          <table:table-cell office:value-type="float" office:value="9.8000000000000007" table:style-name="ce1">
            <text:p>9.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5.1554" table:style-name="ce1">
            <text:p>15.1554</text:p>
          </table:table-cell>
          <table:table-cell office:value-type="float" office:value="0" table:style-name="ce1">
            <text:p>0</text:p>
          </table:table-cell>
          <table:table-cell office:value-type="float" office:value="9.6004939910000004" table:style-name="ce1">
            <text:p>9.600493991</text:p>
          </table:table-cell>
          <table:table-cell office:value-type="float" office:value="-8.5305988389999996" table:style-name="ce1">
            <text:p>-8.530598839</text:p>
          </table:table-cell>
          <table:table-cell office:value-type="float" office:value="1" table:style-name="ce1">
            <text:p>1</text:p>
          </table:table-cell>
          <table:table-cell office:value-type="float" office:value="18.850000000000001" table:style-name="ce1">
            <text:p>18.8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8.049999999999997" table:style-name="ce1">
            <text:p>38.05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.6884000000000001" table:style-name="ce1">
            <text:p>1.6884</text:p>
          </table:table-cell>
          <table:table-cell office:value-type="float" office:value="0" table:style-name="ce1">
            <text:p>0</text:p>
          </table:table-cell>
          <table:table-cell office:value-type="float" office:value="1.1641821720000001" table:style-name="ce1">
            <text:p>1.164182172</text:p>
          </table:table-cell>
          <table:table-cell office:value-type="float" office:value="-0.94965199909999998" table:style-name="ce1">
            <text:p>-0.949651999</text:p>
          </table:table-cell>
          <table:table-cell office:value-type="float" office:value="1" table:style-name="ce1">
            <text:p>1</text:p>
          </table:table-cell>
          <table:table-cell office:value-type="float" office:value="2.1" table:style-name="ce1">
            <text:p>2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9.760000000000005" table:style-name="ce1">
            <text:p>69.76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8.8118400000000001" table:style-name="ce1">
            <text:p>8.81184</text:p>
          </table:table-cell>
          <table:table-cell office:value-type="float" office:value="0" table:style-name="ce1">
            <text:p>0</text:p>
          </table:table-cell>
          <table:table-cell office:value-type="float" office:value="3.4447718739999997" table:style-name="ce1">
            <text:p>3.444771874</text:p>
          </table:table-cell>
          <table:table-cell office:value-type="float" office:value="-5.7552281259999996" table:style-name="ce1">
            <text:p>-5.755228126</text:p>
          </table:table-cell>
          <table:table-cell office:value-type="float" office:value="1" table:style-name="ce1">
            <text:p>1</text:p>
          </table:table-cell>
          <table:table-cell office:value-type="float" office:value="10.96" table:style-name="ce1">
            <text:p>10.9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0" table:style-name="ce1">
            <text:p>7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0" table:style-name="ce1">
            <text:p>100</text:p>
          </table:table-cell>
          <table:table-cell office:value-type="float" office:value="-100" table:style-name="ce1">
            <text:p>-100</text:p>
          </table:table-cell>
          <table:table-cell office:value-type="float" office:value="1" table:style-name="ce1">
            <text:p>1</text:p>
          </table:table-cell>
          <table:table-cell office:value-type="float" office:value="1000" table:style-name="ce1">
            <text:p>10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00" table:style-name="ce1">
            <text:p>20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000" table:style-name="ce1">
            <text:p>10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0" table:style-name="ce1">
            <text:p>100</text:p>
          </table:table-cell>
          <table:table-cell office:value-type="float" office:value="-100" table:style-name="ce1">
            <text:p>-100</text:p>
          </table:table-cell>
          <table:table-cell office:value-type="float" office:value="1" table:style-name="ce1">
            <text:p>1</text:p>
          </table:table-cell>
          <table:table-cell office:value-type="float" office:value="1000" table:style-name="ce1">
            <text:p>10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00" table:style-name="ce1">
            <text:p>20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000" table:style-name="ce1">
            <text:p>10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6" table:style-name="ce1">
            <text:p>46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0" table:style-name="ce1">
            <text:p>100</text:p>
          </table:table-cell>
          <table:table-cell office:value-type="float" office:value="-100" table:style-name="ce1">
            <text:p>-100</text:p>
          </table:table-cell>
          <table:table-cell office:value-type="float" office:value="1" table:style-name="ce1">
            <text:p>1</text:p>
          </table:table-cell>
          <table:table-cell office:value-type="float" office:value="1000" table:style-name="ce1">
            <text:p>10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00" table:style-name="ce1">
            <text:p>20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3.3002359999999999" table:style-name="ce1">
            <text:p>3.30023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000" table:style-name="ce1">
            <text:p>10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0" table:style-name="ce1">
            <text:p>7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62.711999999999996" table:style-name="ce1">
            <text:p>62.712</text:p>
          </table:table-cell>
          <table:table-cell office:value-type="float" office:value="12.433699999999998" table:style-name="ce1">
            <text:p>12.4337</text:p>
          </table:table-cell>
          <table:table-cell office:value-type="float" office:value="35.350318829999999" table:style-name="ce1">
            <text:p>35.35031883</text:p>
          </table:table-cell>
          <table:table-cell office:value-type="float" office:value="-25.27871669" table:style-name="ce1">
            <text:p>-25.27871669</text:p>
          </table:table-cell>
          <table:table-cell office:value-type="float" office:value="1" table:style-name="ce1">
            <text:p>1</text:p>
          </table:table-cell>
          <table:table-cell office:value-type="float" office:value="78" table:style-name="ce1">
            <text:p>7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6" table:style-name="ce1">
            <text:p>46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0" table:style-name="ce1">
            <text:p>100</text:p>
          </table:table-cell>
          <table:table-cell office:value-type="float" office:value="-100" table:style-name="ce1">
            <text:p>-100</text:p>
          </table:table-cell>
          <table:table-cell office:value-type="float" office:value="1" table:style-name="ce1">
            <text:p>1</text:p>
          </table:table-cell>
          <table:table-cell office:value-type="float" office:value="1000" table:style-name="ce1">
            <text:p>10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00" table:style-name="ce1">
            <text:p>20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0.8854476" table:style-name="ce1">
            <text:p>0.885447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000" table:style-name="ce1">
            <text:p>10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9.760000000000005" table:style-name="ce1">
            <text:p>69.76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31.93488" table:style-name="ce1">
            <text:p>31.93488</text:p>
          </table:table-cell>
          <table:table-cell office:value-type="float" office:value="0" table:style-name="ce1">
            <text:p>0</text:p>
          </table:table-cell>
          <table:table-cell office:value-type="float" office:value="15.870560170000001" table:style-name="ce1">
            <text:p>15.87056017</text:p>
          </table:table-cell>
          <table:table-cell office:value-type="float" office:value="-12.89624064" table:style-name="ce1">
            <text:p>-12.89624064</text:p>
          </table:table-cell>
          <table:table-cell office:value-type="float" office:value="1" table:style-name="ce1">
            <text:p>1</text:p>
          </table:table-cell>
          <table:table-cell office:value-type="float" office:value="39.72" table:style-name="ce1">
            <text:p>39.7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6" table:style-name="ce1">
            <text:p>46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56.609639999999999" table:style-name="ce1">
            <text:p>56.60964</text:p>
          </table:table-cell>
          <table:table-cell office:value-type="float" office:value="31.189" table:style-name="ce1">
            <text:p>31.189</text:p>
          </table:table-cell>
          <table:table-cell office:value-type="float" office:value="36.532342020000002" table:style-name="ce1">
            <text:p>36.53234202</text:p>
          </table:table-cell>
          <table:table-cell office:value-type="float" office:value="-33.545781810000001" table:style-name="ce1">
            <text:p>-33.54578181</text:p>
          </table:table-cell>
          <table:table-cell office:value-type="float" office:value="1" table:style-name="ce1">
            <text:p>1</text:p>
          </table:table-cell>
          <table:table-cell office:value-type="float" office:value="70.41" table:style-name="ce1">
            <text:p>70.4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8.049999999999997" table:style-name="ce1">
            <text:p>38.05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9.792720000000001" table:style-name="ce1">
            <text:p>9.79272</text:p>
          </table:table-cell>
          <table:table-cell office:value-type="float" office:value="0" table:style-name="ce1">
            <text:p>0</text:p>
          </table:table-cell>
          <table:table-cell office:value-type="float" office:value="7.6732652759999995" table:style-name="ce1">
            <text:p>7.673265276</text:p>
          </table:table-cell>
          <table:table-cell office:value-type="float" office:value="-5.6284910749999995" table:style-name="ce1">
            <text:p>-5.628491075</text:p>
          </table:table-cell>
          <table:table-cell office:value-type="float" office:value="1" table:style-name="ce1">
            <text:p>1</text:p>
          </table:table-cell>
          <table:table-cell office:value-type="float" office:value="12.18" table:style-name="ce1">
            <text:p>12.1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9.760000000000005" table:style-name="ce1">
            <text:p>69.76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0" table:style-name="ce1">
            <text:p>100</text:p>
          </table:table-cell>
          <table:table-cell office:value-type="float" office:value="-100" table:style-name="ce1">
            <text:p>-100</text:p>
          </table:table-cell>
          <table:table-cell office:value-type="float" office:value="1" table:style-name="ce1">
            <text:p>1</text:p>
          </table:table-cell>
          <table:table-cell office:value-type="float" office:value="1000" table:style-name="ce1">
            <text:p>10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00" table:style-name="ce1">
            <text:p>20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4.4747519999999996" table:style-name="ce1">
            <text:p>4.47475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000" table:style-name="ce1">
            <text:p>10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16.079999999999998" table:style-name="ce1">
            <text:p>16.08</text:p>
          </table:table-cell>
          <table:table-cell office:value-type="float" office:value="3.5617999999999999" table:style-name="ce1">
            <text:p>3.5618</text:p>
          </table:table-cell>
          <table:table-cell office:value-type="float" office:value="8.1423219949999996" table:style-name="ce1">
            <text:p>8.142321995</text:p>
          </table:table-cell>
          <table:table-cell office:value-type="float" office:value="-4.0594159339999996" table:style-name="ce1">
            <text:p>-4.059415934</text:p>
          </table:table-cell>
          <table:table-cell office:value-type="float" office:value="1" table:style-name="ce1">
            <text:p>1</text:p>
          </table:table-cell>
          <table:table-cell office:value-type="float" office:value="20" table:style-name="ce1">
            <text:p>2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6" table:style-name="ce1">
            <text:p>46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0" table:style-name="ce1">
            <text:p>100</text:p>
          </table:table-cell>
          <table:table-cell office:value-type="float" office:value="-100" table:style-name="ce1">
            <text:p>-100</text:p>
          </table:table-cell>
          <table:table-cell office:value-type="float" office:value="1" table:style-name="ce1">
            <text:p>1</text:p>
          </table:table-cell>
          <table:table-cell office:value-type="float" office:value="1000" table:style-name="ce1">
            <text:p>10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00" table:style-name="ce1">
            <text:p>20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3.4172940000000001" table:style-name="ce1">
            <text:p>3.41729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000" table:style-name="ce1">
            <text:p>10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8.049999999999997" table:style-name="ce1">
            <text:p>38.05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15.7584" table:style-name="ce1">
            <text:p>15.7584</text:p>
          </table:table-cell>
          <table:table-cell office:value-type="float" office:value="-0.45329999999999998" table:style-name="ce1">
            <text:p>-0.4533</text:p>
          </table:table-cell>
          <table:table-cell office:value-type="float" office:value="8.8497149769999996" table:style-name="ce1">
            <text:p>8.849714977</text:p>
          </table:table-cell>
          <table:table-cell office:value-type="float" office:value="-5.3417123200000001" table:style-name="ce1">
            <text:p>-5.34171232</text:p>
          </table:table-cell>
          <table:table-cell office:value-type="float" office:value="1" table:style-name="ce1">
            <text:p>1</text:p>
          </table:table-cell>
          <table:table-cell office:value-type="float" office:value="19.600000000000001" table:style-name="ce1">
            <text:p>19.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6" table:style-name="ce1">
            <text:p>46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1.8331200000000001" table:style-name="ce1">
            <text:p>1.83312</text:p>
          </table:table-cell>
          <table:table-cell office:value-type="float" office:value="0" table:style-name="ce1">
            <text:p>0</text:p>
          </table:table-cell>
          <table:table-cell office:value-type="float" office:value="0.4002176281" table:style-name="ce1">
            <text:p>0.400217628</text:p>
          </table:table-cell>
          <table:table-cell office:value-type="float" office:value="-0.73578237189999995" table:style-name="ce1">
            <text:p>-0.735782372</text:p>
          </table:table-cell>
          <table:table-cell office:value-type="float" office:value="1" table:style-name="ce1">
            <text:p>1</text:p>
          </table:table-cell>
          <table:table-cell office:value-type="float" office:value="2.2799999999999998" table:style-name="ce1">
            <text:p>2.2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9.760000000000005" table:style-name="ce1">
            <text:p>69.76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0" table:style-name="ce1">
            <text:p>100</text:p>
          </table:table-cell>
          <table:table-cell office:value-type="float" office:value="-100" table:style-name="ce1">
            <text:p>-100</text:p>
          </table:table-cell>
          <table:table-cell office:value-type="float" office:value="1" table:style-name="ce1">
            <text:p>1</text:p>
          </table:table-cell>
          <table:table-cell office:value-type="float" office:value="1000" table:style-name="ce1">
            <text:p>10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00" table:style-name="ce1">
            <text:p>20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3.14106" table:style-name="ce1">
            <text:p>3.1410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000" table:style-name="ce1">
            <text:p>10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22.873800000000003" table:style-name="ce1">
            <text:p>22.8738</text:p>
          </table:table-cell>
          <table:table-cell office:value-type="float" office:value="12.0113" table:style-name="ce1">
            <text:p>12.0113</text:p>
          </table:table-cell>
          <table:table-cell office:value-type="float" office:value="13.36631772" table:style-name="ce1">
            <text:p>13.36631772</text:p>
          </table:table-cell>
          <table:table-cell office:value-type="float" office:value="-14.689819030000001" table:style-name="ce1">
            <text:p>-14.68981903</text:p>
          </table:table-cell>
          <table:table-cell office:value-type="float" office:value="1" table:style-name="ce1">
            <text:p>1</text:p>
          </table:table-cell>
          <table:table-cell office:value-type="float" office:value="28.45" table:style-name="ce1">
            <text:p>28.4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8.049999999999997" table:style-name="ce1">
            <text:p>38.05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3.2706720000000002" table:style-name="ce1">
            <text:p>3.270672</text:p>
          </table:table-cell>
          <table:table-cell office:value-type="float" office:value="0" table:style-name="ce1">
            <text:p>0</text:p>
          </table:table-cell>
          <table:table-cell office:value-type="float" office:value="1.6269999999999998" table:style-name="ce1">
            <text:p>1.627</text:p>
          </table:table-cell>
          <table:table-cell office:value-type="float" office:value="-1.6269999999999998" table:style-name="ce1">
            <text:p>-1.627</text:p>
          </table:table-cell>
          <table:table-cell office:value-type="float" office:value="1" table:style-name="ce1">
            <text:p>1</text:p>
          </table:table-cell>
          <table:table-cell office:value-type="float" office:value="4.0680000000000005" table:style-name="ce1">
            <text:p>4.06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0" table:style-name="ce1">
            <text:p>7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0" table:style-name="ce1">
            <text:p>100</text:p>
          </table:table-cell>
          <table:table-cell office:value-type="float" office:value="-100" table:style-name="ce1">
            <text:p>-100</text:p>
          </table:table-cell>
          <table:table-cell office:value-type="float" office:value="1" table:style-name="ce1">
            <text:p>1</text:p>
          </table:table-cell>
          <table:table-cell office:value-type="float" office:value="1000" table:style-name="ce1">
            <text:p>10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00" table:style-name="ce1">
            <text:p>20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12.359280000000002" table:style-name="ce1">
            <text:p>12.3592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000" table:style-name="ce1">
            <text:p>10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9.6479999999999997" table:style-name="ce1">
            <text:p>9.648</text:p>
          </table:table-cell>
          <table:table-cell office:value-type="float" office:value="3.0442" table:style-name="ce1">
            <text:p>3.0442</text:p>
          </table:table-cell>
          <table:table-cell office:value-type="float" office:value="6.2114133059999999" table:style-name="ce1">
            <text:p>6.211413306</text:p>
          </table:table-cell>
          <table:table-cell office:value-type="float" office:value="-5.2338012990000005" table:style-name="ce1">
            <text:p>-5.233801299</text:p>
          </table:table-cell>
          <table:table-cell office:value-type="float" office:value="1" table:style-name="ce1">
            <text:p>1</text:p>
          </table:table-cell>
          <table:table-cell office:value-type="float" office:value="12" table:style-name="ce1">
            <text:p>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2.8944000000000001" table:style-name="ce1">
            <text:p>2.8944</text:p>
          </table:table-cell>
          <table:table-cell office:value-type="float" office:value="0" table:style-name="ce1">
            <text:p>0</text:p>
          </table:table-cell>
          <table:table-cell office:value-type="float" office:value="2.3664000000000001" table:style-name="ce1">
            <text:p>2.3664</text:p>
          </table:table-cell>
          <table:table-cell office:value-type="float" office:value="2.3664000000000001" table:style-name="ce1">
            <text:p>2.3664</text:p>
          </table:table-cell>
          <table:table-cell office:value-type="float" office:value="1" table:style-name="ce1">
            <text:p>1</text:p>
          </table:table-cell>
          <table:table-cell office:value-type="float" office:value="3.6" table:style-name="ce1">
            <text:p>3.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0" table:style-name="ce1">
            <text:p>7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0" table:style-name="ce1">
            <text:p>100</text:p>
          </table:table-cell>
          <table:table-cell office:value-type="float" office:value="-100" table:style-name="ce1">
            <text:p>-100</text:p>
          </table:table-cell>
          <table:table-cell office:value-type="float" office:value="1" table:style-name="ce1">
            <text:p>1</text:p>
          </table:table-cell>
          <table:table-cell office:value-type="float" office:value="1000" table:style-name="ce1">
            <text:p>10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00" table:style-name="ce1">
            <text:p>20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5.5876400000000004" table:style-name="ce1">
            <text:p>5.5876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000" table:style-name="ce1">
            <text:p>10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0" table:style-name="ce1">
            <text:p>7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5.3465999999999996" table:style-name="ce1">
            <text:p>5.3466</text:p>
          </table:table-cell>
          <table:table-cell office:value-type="float" office:value="3.26" table:style-name="ce1">
            <text:p>3.26</text:p>
          </table:table-cell>
          <table:table-cell office:value-type="float" office:value="3.2614991730000003" table:style-name="ce1">
            <text:p>3.261499173</text:p>
          </table:table-cell>
          <table:table-cell office:value-type="float" office:value="-3.0606988260000003" table:style-name="ce1">
            <text:p>-3.060698826</text:p>
          </table:table-cell>
          <table:table-cell office:value-type="float" office:value="1" table:style-name="ce1">
            <text:p>1</text:p>
          </table:table-cell>
          <table:table-cell office:value-type="float" office:value="6.65" table:style-name="ce1">
            <text:p>6.6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8.049999999999997" table:style-name="ce1">
            <text:p>38.05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0" table:style-name="ce1">
            <text:p>100</text:p>
          </table:table-cell>
          <table:table-cell office:value-type="float" office:value="-100" table:style-name="ce1">
            <text:p>-100</text:p>
          </table:table-cell>
          <table:table-cell office:value-type="float" office:value="1" table:style-name="ce1">
            <text:p>1</text:p>
          </table:table-cell>
          <table:table-cell office:value-type="float" office:value="1000" table:style-name="ce1">
            <text:p>10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00" table:style-name="ce1">
            <text:p>20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1.9987979999999999" table:style-name="ce1">
            <text:p>1.99879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000" table:style-name="ce1">
            <text:p>10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3.224844" table:style-name="ce1">
            <text:p>3.224844</text:p>
          </table:table-cell>
          <table:table-cell office:value-type="float" office:value="1.3003" table:style-name="ce1">
            <text:p>1.3003</text:p>
          </table:table-cell>
          <table:table-cell office:value-type="float" office:value="1.8971900439999998" table:style-name="ce1">
            <text:p>1.897190044</text:p>
          </table:table-cell>
          <table:table-cell office:value-type="float" office:value="-2.3268100309999999" table:style-name="ce1">
            <text:p>-2.326810031</text:p>
          </table:table-cell>
          <table:table-cell office:value-type="float" office:value="1" table:style-name="ce1">
            <text:p>1</text:p>
          </table:table-cell>
          <table:table-cell office:value-type="float" office:value="4.0110000000000001" table:style-name="ce1">
            <text:p>4.01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8.049999999999997" table:style-name="ce1">
            <text:p>38.05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0" table:style-name="ce1">
            <text:p>100</text:p>
          </table:table-cell>
          <table:table-cell office:value-type="float" office:value="-100" table:style-name="ce1">
            <text:p>-100</text:p>
          </table:table-cell>
          <table:table-cell office:value-type="float" office:value="1" table:style-name="ce1">
            <text:p>1</text:p>
          </table:table-cell>
          <table:table-cell office:value-type="float" office:value="1000" table:style-name="ce1">
            <text:p>10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00" table:style-name="ce1">
            <text:p>20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1.312619" table:style-name="ce1">
            <text:p>1.31261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000" table:style-name="ce1">
            <text:p>10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30.326880000000003" table:style-name="ce1">
            <text:p>30.32688</text:p>
          </table:table-cell>
          <table:table-cell office:value-type="float" office:value="12.544" table:style-name="ce1">
            <text:p>12.544</text:p>
          </table:table-cell>
          <table:table-cell office:value-type="float" office:value="15.896653300000001" table:style-name="ce1">
            <text:p>15.8966533</text:p>
          </table:table-cell>
          <table:table-cell office:value-type="float" office:value="-13.88267098" table:style-name="ce1">
            <text:p>-13.88267098</text:p>
          </table:table-cell>
          <table:table-cell office:value-type="float" office:value="1" table:style-name="ce1">
            <text:p>1</text:p>
          </table:table-cell>
          <table:table-cell office:value-type="float" office:value="37.72" table:style-name="ce1">
            <text:p>37.7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6" table:style-name="ce1">
            <text:p>46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2.9185199999999996" table:style-name="ce1">
            <text:p>2.91852</text:p>
          </table:table-cell>
          <table:table-cell office:value-type="float" office:value="0" table:style-name="ce1">
            <text:p>0</text:p>
          </table:table-cell>
          <table:table-cell office:value-type="float" office:value="0.84805800669999998" table:style-name="ce1">
            <text:p>0.848058007</text:p>
          </table:table-cell>
          <table:table-cell office:value-type="float" office:value="-1.539941993" table:style-name="ce1">
            <text:p>-1.539941993</text:p>
          </table:table-cell>
          <table:table-cell office:value-type="float" office:value="1" table:style-name="ce1">
            <text:p>1</text:p>
          </table:table-cell>
          <table:table-cell office:value-type="float" office:value="3.63" table:style-name="ce1">
            <text:p>3.6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6" table:style-name="ce1">
            <text:p>46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3.7787999999999999" table:style-name="ce1">
            <text:p>3.7788</text:p>
          </table:table-cell>
          <table:table-cell office:value-type="float" office:value="0" table:style-name="ce1">
            <text:p>0</text:p>
          </table:table-cell>
          <table:table-cell office:value-type="float" office:value="3.1775764729999998" table:style-name="ce1">
            <text:p>3.177576473</text:p>
          </table:table-cell>
          <table:table-cell office:value-type="float" office:value="-2.1142910860000002" table:style-name="ce1">
            <text:p>-2.114291086</text:p>
          </table:table-cell>
          <table:table-cell office:value-type="float" office:value="1" table:style-name="ce1">
            <text:p>1</text:p>
          </table:table-cell>
          <table:table-cell office:value-type="float" office:value="4.7" table:style-name="ce1">
            <text:p>4.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24.7713204" table:style-name="ce1">
            <text:p>24.7713204</text:p>
          </table:table-cell>
          <table:table-cell office:value-type="float" office:value="0" table:style-name="ce1">
            <text:p>0</text:p>
          </table:table-cell>
          <table:table-cell office:value-type="float" office:value="12.008135709999999" table:style-name="ce1">
            <text:p>12.00813571</text:p>
          </table:table-cell>
          <table:table-cell office:value-type="float" office:value="-12.62242187" table:style-name="ce1">
            <text:p>-12.62242187</text:p>
          </table:table-cell>
          <table:table-cell office:value-type="float" office:value="1" table:style-name="ce1">
            <text:p>1</text:p>
          </table:table-cell>
          <table:table-cell office:value-type="float" office:value="30.810100000000002" table:style-name="ce1">
            <text:p>30.810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8.049999999999997" table:style-name="ce1">
            <text:p>38.05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0" table:style-name="ce1">
            <text:p>100</text:p>
          </table:table-cell>
          <table:table-cell office:value-type="float" office:value="-100" table:style-name="ce1">
            <text:p>-100</text:p>
          </table:table-cell>
          <table:table-cell office:value-type="float" office:value="1" table:style-name="ce1">
            <text:p>1</text:p>
          </table:table-cell>
          <table:table-cell office:value-type="float" office:value="1000" table:style-name="ce1">
            <text:p>10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00" table:style-name="ce1">
            <text:p>20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3.8035449999999997" table:style-name="ce1">
            <text:p>3.80354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000" table:style-name="ce1">
            <text:p>10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6" table:style-name="ce1">
            <text:p>46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0" table:style-name="ce1">
            <text:p>100</text:p>
          </table:table-cell>
          <table:table-cell office:value-type="float" office:value="-100" table:style-name="ce1">
            <text:p>-100</text:p>
          </table:table-cell>
          <table:table-cell office:value-type="float" office:value="1" table:style-name="ce1">
            <text:p>1</text:p>
          </table:table-cell>
          <table:table-cell office:value-type="float" office:value="1000" table:style-name="ce1">
            <text:p>10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00" table:style-name="ce1">
            <text:p>20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1.373883" table:style-name="ce1">
            <text:p>1.37388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000" table:style-name="ce1">
            <text:p>10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17.068920000000002" table:style-name="ce1">
            <text:p>17.06892</text:p>
          </table:table-cell>
          <table:table-cell office:value-type="float" office:value="9.41" table:style-name="ce1">
            <text:p>9.41</text:p>
          </table:table-cell>
          <table:table-cell office:value-type="float" office:value="9.4937837569999992" table:style-name="ce1">
            <text:p>9.493783757</text:p>
          </table:table-cell>
          <table:table-cell office:value-type="float" office:value="-9.474163171999999" table:style-name="ce1">
            <text:p>-9.474163172</text:p>
          </table:table-cell>
          <table:table-cell office:value-type="float" office:value="1" table:style-name="ce1">
            <text:p>1</text:p>
          </table:table-cell>
          <table:table-cell office:value-type="float" office:value="21.23" table:style-name="ce1">
            <text:p>21.2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8.049999999999997" table:style-name="ce1">
            <text:p>38.05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0" table:style-name="ce1">
            <text:p>6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0" table:style-name="ce1">
            <text:p>100</text:p>
          </table:table-cell>
          <table:table-cell office:value-type="float" office:value="-100" table:style-name="ce1">
            <text:p>-100</text:p>
          </table:table-cell>
          <table:table-cell office:value-type="float" office:value="1" table:style-name="ce1">
            <text:p>1</text:p>
          </table:table-cell>
          <table:table-cell office:value-type="float" office:value="1000" table:style-name="ce1">
            <text:p>10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00" table:style-name="ce1">
            <text:p>20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6.043018" table:style-name="ce1">
            <text:p>6.04301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000" table:style-name="ce1">
            <text:p>10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8.049999999999997" table:style-name="ce1">
            <text:p>38.05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15.5976" table:style-name="ce1">
            <text:p>15.5976</text:p>
          </table:table-cell>
          <table:table-cell office:value-type="float" office:value="4.3493000000000004" table:style-name="ce1">
            <text:p>4.3493</text:p>
          </table:table-cell>
          <table:table-cell office:value-type="float" office:value="8.8144399959999991" table:style-name="ce1">
            <text:p>8.814439996</text:p>
          </table:table-cell>
          <table:table-cell office:value-type="float" office:value="-4.3135018240000003" table:style-name="ce1">
            <text:p>-4.313501824</text:p>
          </table:table-cell>
          <table:table-cell office:value-type="float" office:value="1" table:style-name="ce1">
            <text:p>1</text:p>
          </table:table-cell>
          <table:table-cell office:value-type="float" office:value="19.399999999999999" table:style-name="ce1">
            <text:p>19.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6" table:style-name="ce1">
            <text:p>46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8.8761600000000005" table:style-name="ce1">
            <text:p>8.87616</text:p>
          </table:table-cell>
          <table:table-cell office:value-type="float" office:value="0" table:style-name="ce1">
            <text:p>0</text:p>
          </table:table-cell>
          <table:table-cell office:value-type="float" office:value="3.8410988210000001" table:style-name="ce1">
            <text:p>3.841098821</text:p>
          </table:table-cell>
          <table:table-cell office:value-type="float" office:value="-2.9462189360000002" table:style-name="ce1">
            <text:p>-2.946218936</text:p>
          </table:table-cell>
          <table:table-cell office:value-type="float" office:value="1" table:style-name="ce1">
            <text:p>1</text:p>
          </table:table-cell>
          <table:table-cell office:value-type="float" office:value="11.04" table:style-name="ce1">
            <text:p>11.0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6" table:style-name="ce1">
            <text:p>46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19.8186" table:style-name="ce1">
            <text:p>19.8186</text:p>
          </table:table-cell>
          <table:table-cell office:value-type="float" office:value="0" table:style-name="ce1">
            <text:p>0</text:p>
          </table:table-cell>
          <table:table-cell office:value-type="float" office:value="12.54526922" table:style-name="ce1">
            <text:p>12.54526922</text:p>
          </table:table-cell>
          <table:table-cell office:value-type="float" office:value="-11.146380150000001" table:style-name="ce1">
            <text:p>-11.14638015</text:p>
          </table:table-cell>
          <table:table-cell office:value-type="float" office:value="1" table:style-name="ce1">
            <text:p>1</text:p>
          </table:table-cell>
          <table:table-cell office:value-type="float" office:value="24.65" table:style-name="ce1">
            <text:p>24.6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8.049999999999997" table:style-name="ce1">
            <text:p>38.05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0" table:style-name="ce1">
            <text:p>6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0" table:style-name="ce1">
            <text:p>100</text:p>
          </table:table-cell>
          <table:table-cell office:value-type="float" office:value="-100" table:style-name="ce1">
            <text:p>-100</text:p>
          </table:table-cell>
          <table:table-cell office:value-type="float" office:value="1" table:style-name="ce1">
            <text:p>1</text:p>
          </table:table-cell>
          <table:table-cell office:value-type="float" office:value="1000" table:style-name="ce1">
            <text:p>10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00" table:style-name="ce1">
            <text:p>20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2.9931490000000003" table:style-name="ce1">
            <text:p>2.99314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000" table:style-name="ce1">
            <text:p>10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6" table:style-name="ce1">
            <text:p>46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8.6992799999999999" table:style-name="ce1">
            <text:p>8.69928</text:p>
          </table:table-cell>
          <table:table-cell office:value-type="float" office:value="4.1622000000000003" table:style-name="ce1">
            <text:p>4.1622</text:p>
          </table:table-cell>
          <table:table-cell office:value-type="float" office:value="6.6603152589999999" table:style-name="ce1">
            <text:p>6.660315259</text:p>
          </table:table-cell>
          <table:table-cell office:value-type="float" office:value="-5.4179213990000008" table:style-name="ce1">
            <text:p>-5.417921399</text:p>
          </table:table-cell>
          <table:table-cell office:value-type="float" office:value="1" table:style-name="ce1">
            <text:p>1</text:p>
          </table:table-cell>
          <table:table-cell office:value-type="float" office:value="10.82" table:style-name="ce1">
            <text:p>10.8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1.73664" table:style-name="ce1">
            <text:p>1.73664</text:p>
          </table:table-cell>
          <table:table-cell office:value-type="float" office:value="0" table:style-name="ce1">
            <text:p>0</text:p>
          </table:table-cell>
          <table:table-cell office:value-type="float" office:value="0.71" table:style-name="ce1">
            <text:p>0.7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.16" table:style-name="ce1">
            <text:p>2.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0" table:style-name="ce1">
            <text:p>100</text:p>
          </table:table-cell>
          <table:table-cell office:value-type="float" office:value="-100" table:style-name="ce1">
            <text:p>-100</text:p>
          </table:table-cell>
          <table:table-cell office:value-type="float" office:value="1" table:style-name="ce1">
            <text:p>1</text:p>
          </table:table-cell>
          <table:table-cell office:value-type="float" office:value="1000" table:style-name="ce1">
            <text:p>10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00" table:style-name="ce1">
            <text:p>20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1.581385" table:style-name="ce1">
            <text:p>1.58138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000" table:style-name="ce1">
            <text:p>10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10.6128" table:style-name="ce1">
            <text:p>10.6128</text:p>
          </table:table-cell>
          <table:table-cell office:value-type="float" office:value="2.4830999999999999" table:style-name="ce1">
            <text:p>2.4831</text:p>
          </table:table-cell>
          <table:table-cell office:value-type="float" office:value="6.5782430729999994" table:style-name="ce1">
            <text:p>6.578243073</text:p>
          </table:table-cell>
          <table:table-cell office:value-type="float" office:value="-5.7970193510000003" table:style-name="ce1">
            <text:p>-5.797019351</text:p>
          </table:table-cell>
          <table:table-cell office:value-type="float" office:value="1" table:style-name="ce1">
            <text:p>1</text:p>
          </table:table-cell>
          <table:table-cell office:value-type="float" office:value="13.2" table:style-name="ce1">
            <text:p>13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8.049999999999997" table:style-name="ce1">
            <text:p>38.05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1.67232" table:style-name="ce1">
            <text:p>1.67232</text:p>
          </table:table-cell>
          <table:table-cell office:value-type="float" office:value="0" table:style-name="ce1">
            <text:p>0</text:p>
          </table:table-cell>
          <table:table-cell office:value-type="float" office:value="0.60793576280000006" table:style-name="ce1">
            <text:p>0.607935763</text:p>
          </table:table-cell>
          <table:table-cell office:value-type="float" office:value="-0.71206423720000001" table:style-name="ce1">
            <text:p>-0.712064237</text:p>
          </table:table-cell>
          <table:table-cell office:value-type="float" office:value="1" table:style-name="ce1">
            <text:p>1</text:p>
          </table:table-cell>
          <table:table-cell office:value-type="float" office:value="2.08" table:style-name="ce1">
            <text:p>2.0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9.760000000000005" table:style-name="ce1">
            <text:p>69.76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0" table:style-name="ce1">
            <text:p>100</text:p>
          </table:table-cell>
          <table:table-cell office:value-type="float" office:value="-100" table:style-name="ce1">
            <text:p>-100</text:p>
          </table:table-cell>
          <table:table-cell office:value-type="float" office:value="1" table:style-name="ce1">
            <text:p>1</text:p>
          </table:table-cell>
          <table:table-cell office:value-type="float" office:value="1000" table:style-name="ce1">
            <text:p>10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00" table:style-name="ce1">
            <text:p>20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4.06027" table:style-name="ce1">
            <text:p>4.0602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000" table:style-name="ce1">
            <text:p>10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10.138440000000001" table:style-name="ce1">
            <text:p>10.13844</text:p>
          </table:table-cell>
          <table:table-cell office:value-type="float" office:value="-4.8041999999999998" table:style-name="ce1">
            <text:p>-4.8042</text:p>
          </table:table-cell>
          <table:table-cell office:value-type="float" office:value="4.5531719920000002" table:style-name="ce1">
            <text:p>4.553171992</text:p>
          </table:table-cell>
          <table:table-cell office:value-type="float" office:value="-4.8042881829999997" table:style-name="ce1">
            <text:p>-4.804288183</text:p>
          </table:table-cell>
          <table:table-cell office:value-type="float" office:value="1" table:style-name="ce1">
            <text:p>1</text:p>
          </table:table-cell>
          <table:table-cell office:value-type="float" office:value="12.61" table:style-name="ce1">
            <text:p>12.6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7.2762000000000002" table:style-name="ce1">
            <text:p>7.2762</text:p>
          </table:table-cell>
          <table:table-cell office:value-type="float" office:value="-1.5948" table:style-name="ce1">
            <text:p>-1.5948</text:p>
          </table:table-cell>
          <table:table-cell office:value-type="float" office:value="4.0335435439999996" table:style-name="ce1">
            <text:p>4.033543544</text:p>
          </table:table-cell>
          <table:table-cell office:value-type="float" office:value="-4.1202643730000004" table:style-name="ce1">
            <text:p>-4.120264373</text:p>
          </table:table-cell>
          <table:table-cell office:value-type="float" office:value="1" table:style-name="ce1">
            <text:p>1</text:p>
          </table:table-cell>
          <table:table-cell office:value-type="float" office:value="9.0500000000000007" table:style-name="ce1">
            <text:p>9.0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8.049999999999997" table:style-name="ce1">
            <text:p>38.05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7.2762000000000002" table:style-name="ce1">
            <text:p>7.2762</text:p>
          </table:table-cell>
          <table:table-cell office:value-type="float" office:value="-1.5948" table:style-name="ce1">
            <text:p>-1.5948</text:p>
          </table:table-cell>
          <table:table-cell office:value-type="float" office:value="4.0335435439999996" table:style-name="ce1">
            <text:p>4.033543544</text:p>
          </table:table-cell>
          <table:table-cell office:value-type="float" office:value="-4.1202643730000004" table:style-name="ce1">
            <text:p>-4.120264373</text:p>
          </table:table-cell>
          <table:table-cell office:value-type="float" office:value="1" table:style-name="ce1">
            <text:p>1</text:p>
          </table:table-cell>
          <table:table-cell office:value-type="float" office:value="9.0500000000000007" table:style-name="ce1">
            <text:p>9.0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3.66" table:style-name="ce1">
            <text:p>53.66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00" table:style-name="ce1">
            <text:p>20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0" table:style-name="ce1">
            <text:p>100</text:p>
          </table:table-cell>
          <table:table-cell office:value-type="float" office:value="-100" table:style-name="ce1">
            <text:p>-100</text:p>
          </table:table-cell>
          <table:table-cell office:value-type="float" office:value="1" table:style-name="ce1">
            <text:p>1</text:p>
          </table:table-cell>
          <table:table-cell office:value-type="float" office:value="1000" table:style-name="ce1">
            <text:p>10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01" table:style-name="ce1">
            <text:p>20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7.2762000000000002" table:style-name="ce1">
            <text:p>7.2762</text:p>
          </table:table-cell>
          <table:table-cell office:value-type="float" office:value="-1.5948" table:style-name="ce1">
            <text:p>-1.5948</text:p>
          </table:table-cell>
          <table:table-cell office:value-type="float" office:value="4.0335435439999996" table:style-name="ce1">
            <text:p>4.033543544</text:p>
          </table:table-cell>
          <table:table-cell office:value-type="float" office:value="-4.1202643730000004" table:style-name="ce1">
            <text:p>-4.120264373</text:p>
          </table:table-cell>
          <table:table-cell office:value-type="float" office:value="1" table:style-name="ce1">
            <text:p>1</text:p>
          </table:table-cell>
          <table:table-cell office:value-type="float" office:value="9.0500000000000007" table:style-name="ce1">
            <text:p>9.0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3.66" table:style-name="ce1">
            <text:p>53.66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000" table:style-name="ce1">
            <text:p>10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6" table:style-name="ce1">
            <text:p>46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0" table:style-name="ce1">
            <text:p>100</text:p>
          </table:table-cell>
          <table:table-cell office:value-type="float" office:value="-100" table:style-name="ce1">
            <text:p>-100</text:p>
          </table:table-cell>
          <table:table-cell office:value-type="float" office:value="1" table:style-name="ce1">
            <text:p>1</text:p>
          </table:table-cell>
          <table:table-cell office:value-type="float" office:value="1000" table:style-name="ce1">
            <text:p>10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01" table:style-name="ce1">
            <text:p>20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000" table:style-name="ce1">
            <text:p>10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6" table:style-name="ce1">
            <text:p>46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number-rows-repeated="1048447" table:style-name="ro1">
          <table:table-cell table:number-columns-repeated="16384"/>
        </table:table-row>
      </table:table>
      <table:table table:name="Loads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Bus_N</text:p>
          </table:table-cell>
          <table:table-cell office:value-type="string" table:style-name="ce1">
            <text:p>Pd (pu)</text:p>
          </table:table-cell>
          <table:table-cell office:value-type="string" table:style-name="ce1">
            <text:p>Qd (pu)</text:p>
          </table:table-cell>
          <table:table-cell table:number-columns-repeated="1638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4.6799999999999994E-2" table:style-name="ce1">
            <text:p>0.0468</text:p>
          </table:table-cell>
          <table:table-cell office:value-type="float" office:value="1.0200000000000001E-2" table:style-name="ce1">
            <text:p>0.0102</text:p>
          </table:table-cell>
          <table:table-cell table:number-columns-repeated="1638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5.1299999999999998E-2" table:style-name="ce1">
            <text:p>0.0513</text:p>
          </table:table-cell>
          <table:table-cell office:value-type="float" office:value="1.1299999999999999E-2" table:style-name="ce1">
            <text:p>0.0113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5.5500000000000001E-2" table:style-name="ce1">
            <text:p>0.0555</text:p>
          </table:table-cell>
          <table:table-cell office:value-type="float" office:value="1.0500000000000001E-2" table:style-name="ce1">
            <text:p>0.0105</text:p>
          </table:table-cell>
          <table:table-cell table:number-columns-repeated="1638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0.1308" table:style-name="ce1">
            <text:p>0.1308</text:p>
          </table:table-cell>
          <table:table-cell office:value-type="float" office:value="3.1699999999999999E-2" table:style-name="ce1">
            <text:p>0.0317</text:p>
          </table:table-cell>
          <table:table-cell table:number-columns-repeated="1638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5.0199999999999995E-2" table:style-name="ce1">
            <text:p>0.0502</text:p>
          </table:table-cell>
          <table:table-cell office:value-type="float" office:value="1.2800000000000001E-2" table:style-name="ce1">
            <text:p>0.0128</text:p>
          </table:table-cell>
          <table:table-cell table:number-columns-repeated="1638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0.1176" table:style-name="ce1">
            <text:p>0.1176</text:p>
          </table:table-cell>
          <table:table-cell office:value-type="float" office:value="3.15E-2" table:style-name="ce1">
            <text:p>0.0315</text:p>
          </table:table-cell>
          <table:table-cell table:number-columns-repeated="1638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7.4499999999999997E-2" table:style-name="ce1">
            <text:p>0.0745</text:p>
          </table:table-cell>
          <table:table-cell office:value-type="float" office:value="1.7100000000000001E-2" table:style-name="ce1">
            <text:p>0.0171</text:p>
          </table:table-cell>
          <table:table-cell table:number-columns-repeated="1638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0.1" table:style-name="ce1">
            <text:p>0.1</text:p>
          </table:table-cell>
          <table:table-cell office:value-type="float" office:value="3.7399999999999998E-3" table:style-name="ce1">
            <text:p>0.00374</text:p>
          </table:table-cell>
          <table:table-cell table:number-columns-repeated="1638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.3000000000000001E-2" table:style-name="ce1">
            <text:p>0.013</text:p>
          </table:table-cell>
          <table:table-cell office:value-type="float" office:value="5.3E-3" table:style-name="ce1">
            <text:p>0.0053</text:p>
          </table:table-cell>
          <table:table-cell table:number-columns-repeated="1638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0.25609999999999999" table:style-name="ce1">
            <text:p>0.2561</text:p>
          </table:table-cell>
          <table:table-cell office:value-type="float" office:value="4.6500000000000007E-2" table:style-name="ce1">
            <text:p>0.0465</text:p>
          </table:table-cell>
          <table:table-cell table:number-columns-repeated="1638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0.33600000000000002" table:style-name="ce1">
            <text:p>0.336</text:p>
          </table:table-cell>
          <table:table-cell office:value-type="float" office:value="7.5999999999999998E-2" table:style-name="ce1">
            <text:p>0.076</text:p>
          </table:table-cell>
          <table:table-cell table:number-columns-repeated="1638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0.11890000000000001" table:style-name="ce1">
            <text:p>0.1189</text:p>
          </table:table-cell>
          <table:table-cell office:value-type="float" office:value="3.3799999999999997E-2" table:style-name="ce1">
            <text:p>0.0338</text:p>
          </table:table-cell>
          <table:table-cell table:number-columns-repeated="16381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0.25239999999999996" table:style-name="ce1">
            <text:p>0.2524</text:p>
          </table:table-cell>
          <table:table-cell office:value-type="float" office:value="7.6600000000000001E-2" table:style-name="ce1">
            <text:p>0.0766</text:p>
          </table:table-cell>
          <table:table-cell table:number-columns-repeated="16381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0.18309999999999998" table:style-name="ce1">
            <text:p>0.1831</text:p>
          </table:table-cell>
          <table:table-cell office:value-type="float" office:value="5.6649999999999999E-2" table:style-name="ce1">
            <text:p>0.05665</text:p>
          </table:table-cell>
          <table:table-cell table:number-columns-repeated="16381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0.26329999999999998" table:style-name="ce1">
            <text:p>0.2633</text:p>
          </table:table-cell>
          <table:table-cell office:value-type="float" office:value="6.9460000000000008E-2" table:style-name="ce1">
            <text:p>0.06946</text:p>
          </table:table-cell>
          <table:table-cell table:number-columns-repeated="1638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0.16070000000000001" table:style-name="ce1">
            <text:p>0.1607</text:p>
          </table:table-cell>
          <table:table-cell office:value-type="float" office:value="6.5500000000000003E-2" table:style-name="ce1">
            <text:p>0.0655</text:p>
          </table:table-cell>
          <table:table-cell table:number-columns-repeated="16381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0.1081" table:style-name="ce1">
            <text:p>0.1081</text:p>
          </table:table-cell>
          <table:table-cell office:value-type="float" office:value="3.7100000000000001E-2" table:style-name="ce1">
            <text:p>0.0371</text:p>
          </table:table-cell>
          <table:table-cell table:number-columns-repeated="16381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0.53620000000000001" table:style-name="ce1">
            <text:p>0.5362</text:p>
          </table:table-cell>
          <table:table-cell office:value-type="float" office:value="0.19350000000000001" table:style-name="ce1">
            <text:p>0.1935</text:p>
          </table:table-cell>
          <table:table-cell table:number-columns-repeated="16381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0.20190000000000002" table:style-name="ce1">
            <text:p>0.2019</text:p>
          </table:table-cell>
          <table:table-cell office:value-type="float" office:value="6.480000000000001E-2" table:style-name="ce1">
            <text:p>0.0648</text:p>
          </table:table-cell>
          <table:table-cell table:number-columns-repeated="16381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0.10273599999999998" table:style-name="ce1">
            <text:p>0.102736</text:p>
          </table:table-cell>
          <table:table-cell office:value-type="float" office:value="3.0580000000000003E-2" table:style-name="ce1">
            <text:p>0.03058</text:p>
          </table:table-cell>
          <table:table-cell table:number-columns-repeated="16381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7.0199999999999999E-2" table:style-name="ce1">
            <text:p>0.0702</text:p>
          </table:table-cell>
          <table:table-cell office:value-type="float" office:value="2.0219999999999998E-2" table:style-name="ce1">
            <text:p>0.02022</text:p>
          </table:table-cell>
          <table:table-cell table:number-columns-repeated="16381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0.182" table:style-name="ce1">
            <text:p>0.182</text:p>
          </table:table-cell>
          <table:table-cell office:value-type="float" office:value="6.6500000000000004E-2" table:style-name="ce1">
            <text:p>0.0665</text:p>
          </table:table-cell>
          <table:table-cell table:number-columns-repeated="16381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0.47340000000000004" table:style-name="ce1">
            <text:p>0.4734</text:p>
          </table:table-cell>
          <table:table-cell office:value-type="float" office:value="0.13369999999999999" table:style-name="ce1">
            <text:p>0.1337</text:p>
          </table:table-cell>
          <table:table-cell table:number-columns-repeated="16381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0.14180000000000001" table:style-name="ce1">
            <text:p>0.1418</text:p>
          </table:table-cell>
          <table:table-cell office:value-type="float" office:value="5.28E-2" table:style-name="ce1">
            <text:p>0.0528</text:p>
          </table:table-cell>
          <table:table-cell table:number-columns-repeated="16381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0.97340000000000004" table:style-name="ce1">
            <text:p>0.9734</text:p>
          </table:table-cell>
          <table:table-cell office:value-type="float" office:value="0.29020000000000001" table:style-name="ce1">
            <text:p>0.2902</text:p>
          </table:table-cell>
          <table:table-cell table:number-columns-repeated="16381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0.1424" table:style-name="ce1">
            <text:p>0.1424</text:p>
          </table:table-cell>
          <table:table-cell office:value-type="float" office:value="4.3400000000000001E-2" table:style-name="ce1">
            <text:p>0.0434</text:p>
          </table:table-cell>
          <table:table-cell table:number-columns-repeated="16381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4.5700000000000005E-2" table:style-name="ce1">
            <text:p>0.0457</text:p>
          </table:table-cell>
          <table:table-cell office:value-type="float" office:value="1.38E-2" table:style-name="ce1">
            <text:p>0.0138</text:p>
          </table:table-cell>
          <table:table-cell table:number-columns-repeated="16381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0.27510000000000001" table:style-name="ce1">
            <text:p>0.2751</text:p>
          </table:table-cell>
          <table:table-cell office:value-type="float" office:value="8.4100000000000008E-2" table:style-name="ce1">
            <text:p>0.0841</text:p>
          </table:table-cell>
          <table:table-cell table:number-columns-repeated="16381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0.25769999999999998" table:style-name="ce1">
            <text:p>0.2577</text:p>
          </table:table-cell>
          <table:table-cell office:value-type="float" office:value="3.56E-2" table:style-name="ce1">
            <text:p>0.0356</text:p>
          </table:table-cell>
          <table:table-cell table:number-columns-repeated="16381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1"/>
        </table:table-row>
        <table:table-row table:number-rows-repeated="1048545" table:style-name="ro1">
          <table:table-cell table:number-columns-repeated="16384"/>
        </table:table-row>
      </table:table>
      <table:table table:name="Transformers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From</text:p>
          </table:table-cell>
          <table:table-cell office:value-type="string" table:style-name="ce1">
            <text:p>To</text:p>
          </table:table-cell>
          <table:table-cell office:value-type="string" table:style-name="ce1">
            <text:p>g</text:p>
          </table:table-cell>
          <table:table-cell office:value-type="string" table:style-name="ce1">
            <text:p>b</text:p>
          </table:table-cell>
          <table:table-cell office:value-type="string" table:style-name="ce1">
            <text:p>bsh</text:p>
          </table:table-cell>
          <table:table-cell office:value-type="string" table:style-name="ce1">
            <text:p>ratio</text:p>
          </table:table-cell>
          <table:table-cell office:value-type="string" table:style-name="ce1">
            <text:p>rmin</text:p>
          </table:table-cell>
          <table:table-cell office:value-type="string" table:style-name="ce1">
            <text:p>rmax</text:p>
          </table:table-cell>
          <table:table-cell office:value-type="string" table:style-name="ce1">
            <text:p>Snom</text:p>
          </table:table-cell>
          <table:table-cell office:value-type="string" table:style-name="ce1">
            <text:p>BStatus0</text:p>
          </table:table-cell>
          <table:table-cell table:number-columns-repeated="16374"/>
        </table:table-row>
        <table:table-row table:number-rows-repeated="1048575" table:style-name="ro1">
          <table:table-cell table:number-columns-repeated="16384"/>
        </table:table-row>
      </table:table>
      <table:table table:name="Base_MVA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base_MVA</text:p>
          </table:table-cell>
          <table:table-cell table:number-columns-repeated="16383"/>
        </table:table-row>
        <table:table-row table:style-name="ro1">
          <table:table-cell office:value-type="float" office:value="100" table:style-name="ce1">
            <text:p>100</text:p>
          </table:table-cell>
          <table:table-cell table:number-columns-repeated="16383"/>
        </table:table-row>
        <table:table-row table:number-rows-repeated="1048574" table:style-name="ro1">
          <table:table-cell table:number-columns-repeated="16384"/>
        </table:table-row>
      </table:table>
      <table:table table:name="shunts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Bus</text:p>
          </table:table-cell>
          <table:table-cell office:value-type="string" table:style-name="ce1">
            <text:p>bsh0</text:p>
          </table:table-cell>
          <table:table-cell office:value-type="string" table:style-name="ce1">
            <text:p>bshmin</text:p>
          </table:table-cell>
          <table:table-cell office:value-type="string" table:style-name="ce1">
            <text:p>bshmax</text:p>
          </table:table-cell>
          <table:table-cell table:number-columns-repeated="16380"/>
        </table:table-row>
        <table:table-row table:number-rows-repeated="1048575" table:style-name="ro1">
          <table:table-cell table:number-columns-repeated="16384"/>
        </table:table-row>
      </table:table>
      <table:table table:name="coordinates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Bus_N</text:p>
          </table:table-cell>
          <table:table-cell office:value-type="string" table:style-name="ce1">
            <text:p>Pd (pu)</text:p>
          </table:table-cell>
          <table:table-cell office:value-type="string" table:style-name="ce1">
            <text:p>Qd (pu)</text:p>
          </table:table-cell>
          <table:table-cell table:number-columns-repeated="1638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0.57333299999999998" table:style-name="ce1">
            <text:p>0.573333</text:p>
          </table:table-cell>
          <table:table-cell office:value-type="float" office:value="-4.274E-2" table:style-name="ce1">
            <text:p>-0.04274</text:p>
          </table:table-cell>
          <table:table-cell table:number-columns-repeated="1638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0.57333299999999998" table:style-name="ce1">
            <text:p>0.573333</text:p>
          </table:table-cell>
          <table:table-cell office:value-type="float" office:value="-1.9394999999999999E-2" table:style-name="ce1">
            <text:p>-0.019395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.56689999999999996" table:style-name="ce1">
            <text:p>0.5669</text:p>
          </table:table-cell>
          <table:table-cell office:value-type="float" office:value="-3.7072000000000001E-2" table:style-name="ce1">
            <text:p>-0.037072</text:p>
          </table:table-cell>
          <table:table-cell table:number-columns-repeated="1638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0.55999500000000002" table:style-name="ce1">
            <text:p>0.559995</text:p>
          </table:table-cell>
          <table:table-cell office:value-type="float" office:value="-3.4722000000000003E-2" table:style-name="ce1">
            <text:p>-0.034722</text:p>
          </table:table-cell>
          <table:table-cell table:number-columns-repeated="1638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0.55901100000000004" table:style-name="ce1">
            <text:p>0.559011</text:p>
          </table:table-cell>
          <table:table-cell office:value-type="float" office:value="-4.3147999999999999E-2" table:style-name="ce1">
            <text:p>-0.043148</text:p>
          </table:table-cell>
          <table:table-cell table:number-columns-repeated="1638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0.55478799999999995" table:style-name="ce1">
            <text:p>0.554788</text:p>
          </table:table-cell>
          <table:table-cell office:value-type="float" office:value="-3.6556000000000005E-2" table:style-name="ce1">
            <text:p>-0.036556</text:p>
          </table:table-cell>
          <table:table-cell table:number-columns-repeated="1638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0.55790099999999998" table:style-name="ce1">
            <text:p>0.557901</text:p>
          </table:table-cell>
          <table:table-cell office:value-type="float" office:value="-2.4591999999999999E-2" table:style-name="ce1">
            <text:p>-0.024592</text:p>
          </table:table-cell>
          <table:table-cell table:number-columns-repeated="1638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0.554925" table:style-name="ce1">
            <text:p>0.554925</text:p>
          </table:table-cell>
          <table:table-cell office:value-type="float" office:value="-2.2515999999999998E-2" table:style-name="ce1">
            <text:p>-0.022516</text:p>
          </table:table-cell>
          <table:table-cell table:number-columns-repeated="1638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0.547987" table:style-name="ce1">
            <text:p>0.547987</text:p>
          </table:table-cell>
          <table:table-cell office:value-type="float" office:value="-2.9623E-2" table:style-name="ce1">
            <text:p>-0.029623</text:p>
          </table:table-cell>
          <table:table-cell table:number-columns-repeated="1638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0.54849599999999998" table:style-name="ce1">
            <text:p>0.548496</text:p>
          </table:table-cell>
          <table:table-cell office:value-type="float" office:value="-1.7682E-2" table:style-name="ce1">
            <text:p>-0.017682</text:p>
          </table:table-cell>
          <table:table-cell table:number-columns-repeated="1638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0.53736899999999999" table:style-name="ce1">
            <text:p>0.537369</text:p>
          </table:table-cell>
          <table:table-cell office:value-type="float" office:value="-2.7327000000000001E-2" table:style-name="ce1">
            <text:p>-0.027327</text:p>
          </table:table-cell>
          <table:table-cell table:number-columns-repeated="1638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0.53227000000000002" table:style-name="ce1">
            <text:p>0.53227</text:p>
          </table:table-cell>
          <table:table-cell office:value-type="float" office:value="-3.3479999999999996E-2" table:style-name="ce1">
            <text:p>-0.03348</text:p>
          </table:table-cell>
          <table:table-cell table:number-columns-repeated="16381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0.53302399999999994" table:style-name="ce1">
            <text:p>0.533024</text:p>
          </table:table-cell>
          <table:table-cell office:value-type="float" office:value="-2.2713000000000001E-2" table:style-name="ce1">
            <text:p>-0.022713</text:p>
          </table:table-cell>
          <table:table-cell table:number-columns-repeated="16381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0.53302399999999994" table:style-name="ce1">
            <text:p>0.533024</text:p>
          </table:table-cell>
          <table:table-cell office:value-type="float" office:value="-1.2385999999999999E-2" table:style-name="ce1">
            <text:p>-0.012386</text:p>
          </table:table-cell>
          <table:table-cell table:number-columns-repeated="16381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0.53736899999999999" table:style-name="ce1">
            <text:p>0.537369</text:p>
          </table:table-cell>
          <table:table-cell office:value-type="float" office:value="-9.9150000000000002E-3" table:style-name="ce1">
            <text:p>-0.009915</text:p>
          </table:table-cell>
          <table:table-cell table:number-columns-repeated="1638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0.53354599999999996" table:style-name="ce1">
            <text:p>0.533546</text:p>
          </table:table-cell>
          <table:table-cell office:value-type="float" office:value="-8.1580000000000003E-3" table:style-name="ce1">
            <text:p>-0.008158</text:p>
          </table:table-cell>
          <table:table-cell table:number-columns-repeated="16381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0.52802799999999994" table:style-name="ce1">
            <text:p>0.528028</text:p>
          </table:table-cell>
          <table:table-cell office:value-type="float" office:value="-1.2605999999999999E-2" table:style-name="ce1">
            <text:p>-0.012606</text:p>
          </table:table-cell>
          <table:table-cell table:number-columns-repeated="16381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0.52269399999999999" table:style-name="ce1">
            <text:p>0.522694</text:p>
          </table:table-cell>
          <table:table-cell office:value-type="float" office:value="-1.9911000000000002E-2" table:style-name="ce1">
            <text:p>-0.019911</text:p>
          </table:table-cell>
          <table:table-cell table:number-columns-repeated="16381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0.52685999999999999" table:style-name="ce1">
            <text:p>0.52686</text:p>
          </table:table-cell>
          <table:table-cell office:value-type="float" office:value="2.6559999999999999E-3" table:style-name="ce1">
            <text:p>0.002656</text:p>
          </table:table-cell>
          <table:table-cell table:number-columns-repeated="16381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0.52027400000000001" table:style-name="ce1">
            <text:p>0.520274</text:p>
          </table:table-cell>
          <table:table-cell office:value-type="float" office:value="1.0744999999999999E-2" table:style-name="ce1">
            <text:p>0.010745</text:p>
          </table:table-cell>
          <table:table-cell table:number-columns-repeated="16381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0.51950699999999994" table:style-name="ce1">
            <text:p>0.519507</text:p>
          </table:table-cell>
          <table:table-cell office:value-type="float" office:value="-1.0759999999999999E-3" table:style-name="ce1">
            <text:p>-0.001076</text:p>
          </table:table-cell>
          <table:table-cell table:number-columns-repeated="16381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0.52022699999999999" table:style-name="ce1">
            <text:p>0.520227</text:p>
          </table:table-cell>
          <table:table-cell office:value-type="float" office:value="-7.8969999999999995E-3" table:style-name="ce1">
            <text:p>-0.007897</text:p>
          </table:table-cell>
          <table:table-cell table:number-columns-repeated="16381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0.51475800000000005" table:style-name="ce1">
            <text:p>0.514758</text:p>
          </table:table-cell>
          <table:table-cell office:value-type="float" office:value="-2.2963000000000001E-2" table:style-name="ce1">
            <text:p>-0.022963</text:p>
          </table:table-cell>
          <table:table-cell table:number-columns-repeated="16381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0.51384799999999997" table:style-name="ce1">
            <text:p>0.513848</text:p>
          </table:table-cell>
          <table:table-cell office:value-type="float" office:value="-1.1349E-2" table:style-name="ce1">
            <text:p>-0.011349</text:p>
          </table:table-cell>
          <table:table-cell table:number-columns-repeated="16381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0.51552700000000007" table:style-name="ce1">
            <text:p>0.515527</text:p>
          </table:table-cell>
          <table:table-cell office:value-type="float" office:value="-3.4060000000000002E-3" table:style-name="ce1">
            <text:p>-0.003406</text:p>
          </table:table-cell>
          <table:table-cell table:number-columns-repeated="16381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0.51449400000000001" table:style-name="ce1">
            <text:p>0.514494</text:p>
          </table:table-cell>
          <table:table-cell office:value-type="float" office:value="5.1449999999999994E-3" table:style-name="ce1">
            <text:p>0.005145</text:p>
          </table:table-cell>
          <table:table-cell table:number-columns-repeated="16381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0.511382" table:style-name="ce1">
            <text:p>0.511382</text:p>
          </table:table-cell>
          <table:table-cell office:value-type="float" office:value="8.8780000000000005E-3" table:style-name="ce1">
            <text:p>0.008878</text:p>
          </table:table-cell>
          <table:table-cell table:number-columns-repeated="16381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0.50942599999999993" table:style-name="ce1">
            <text:p>0.509426</text:p>
          </table:table-cell>
          <table:table-cell office:value-type="float" office:value="-1.1349E-2" table:style-name="ce1">
            <text:p>-0.011349</text:p>
          </table:table-cell>
          <table:table-cell table:number-columns-repeated="16381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0.50955600000000001" table:style-name="ce1">
            <text:p>0.509556</text:p>
          </table:table-cell>
          <table:table-cell office:value-type="float" office:value="-2.3978000000000003E-2" table:style-name="ce1">
            <text:p>-0.023978</text:p>
          </table:table-cell>
          <table:table-cell table:number-columns-repeated="16381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0.57333299999999998" table:style-name="ce1">
            <text:p>0.573333</text:p>
          </table:table-cell>
          <table:table-cell office:value-type="float" office:value="-4.274E-2" table:style-name="ce1">
            <text:p>-0.04274</text:p>
          </table:table-cell>
          <table:table-cell table:number-columns-repeated="16381"/>
        </table:table-row>
        <table:table-row table:number-rows-repeated="1048545" table:style-name="ro1">
          <table:table-cell table:number-columns-repeated="16384"/>
        </table:table-row>
      </table:table>
      <table:table table:name="Sheet1" table:style-name="ta1">
        <table:table-column table:style-name="co1" table:number-columns-repeated="16384" table:default-cell-style-name="ce1"/>
        <table:table-row table:number-rows-repeated="98" table:style-name="ro1">
          <table:table-cell table:number-columns-repeated="16384"/>
        </table:table-row>
        <table:table-row table:style-name="ro1">
          <table:table-cell table:number-columns-repeated="9"/>
          <table:table-cell table:style-name="ce2"/>
          <table:table-cell table:number-columns-repeated="16374"/>
        </table:table-row>
        <table:table-row table:number-rows-repeated="1048477" table:style-name="ro1">
          <table:table-cell table:number-columns-repeated="16384"/>
        </table:table-row>
      </table:table>
      <table:database-ranges>
        <table:database-range table:target-range-address="Buses.A11:Buses.I313">
          <table:sort>
            <table:sort-by table:field-number="0"/>
          </table:sort>
        </table:database-range>
        <table:database-range table:target-range-address="Lines.A11:Lines.H379">
          <table:sort>
            <table:sort-by table:field-number="0"/>
          </table:sort>
        </table:database-range>
        <table:database-range table:target-range-address="Gens.A3:Gens.K129">
          <table:sort>
            <table:sort-by table:field-number="0"/>
          </table:sort>
        </table:database-range>
        <table:database-range table:target-range-address="Loads.A11:Loads.C92">
          <table:sort>
            <table:sort-by table:field-number="0"/>
          </table:sort>
        </table:database-range>
        <table:database-range table:target-range-address="Transformers.A11:Transformers.K215">
          <table:sort>
            <table:sort-by table:field-number="0"/>
          </table:sort>
        </table:database-range>
        <table:database-range table:target-range-address="coordinates.D3:coordinates.H312" table:contains-header="false">
          <table:sort>
            <table:sort-by table:field-number="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percentage-style style:name="N13">
      <number:number number:decimal-places="0" number:min-decimal-places="0" number:min-integer-digits="1"/>
      <number:text>%</number:text>
    </number:percentag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225</meta:generator>
    <dc:creator>Mohammad Iman ALIZADEH</dc:creator>
    <meta:creation-date>2022-08-23T13:45:08Z</meta:creation-date>
    <dc:date>2022-08-29T07:10:58Z</dc:date>
    <meta:editing-cycles>59</meta:editing-cycles>
  </office:meta>
</office:document-meta>
</file>